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ill Sans MT" svg:font-family="Gill Sans MT" style:font-family-generic="swiss" style:font-pitch="variable" svg:panose-1="2 11 5 2 2 1 4 2 2 3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Párrafodelista" style:family="paragraph">
      <style:paragraph-properties fo:margin-left="0.3541in">
        <style:tab-stops/>
      </style:paragraph-properties>
    </style:style>
    <style:style style:name="T3" style:parent-style-name="Fuentedepárrafopredeter." style:family="text">
      <style:text-properties fo:font-weight="bold" style:font-weight-asian="bold"/>
    </style:style>
    <style:style style:name="T4" style:parent-style-name="Fuentedepárrafopredeter." style:family="text">
      <style:text-properties fo:font-weight="bold" style:font-weight-asian="bold" style:rfc-language-tag="es-ES_tradnl" fo:language="es"/>
    </style:style>
    <style:style style:name="TableColumn6" style:family="table-column">
      <style:table-column-properties style:column-width="0.3062in"/>
    </style:style>
    <style:style style:name="TableColumn7" style:family="table-column">
      <style:table-column-properties style:column-width="5.2381in"/>
    </style:style>
    <style:style style:name="Table5" style:family="table">
      <style:table-properties style:width="5.5444in" fo:margin-left="0.3541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13" style:parent-style-name="Fuentedepárrafopredeter." style:family="text">
      <style:text-properties fo:font-weight="bold" style:font-weight-asian="bold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2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25" style:parent-style-name="Párrafodelista" style:family="paragraph">
      <style:paragraph-properties fo:margin-left="0.3541in">
        <style:tab-stops/>
      </style:paragraph-properties>
    </style:style>
    <style:style style:name="T26" style:parent-style-name="Fuentedepárrafopredeter." style:family="text">
      <style:text-properties fo:font-weight="bold" style:font-weight-asian="bold"/>
    </style:style>
    <style:style style:name="T27" style:parent-style-name="Fuentedepárrafopredeter." style:family="text">
      <style:text-properties fo:font-weight="bold" style:font-weight-asian="bold" style:rfc-language-tag="es-ES_tradnl" fo:language="es"/>
    </style:style>
    <style:style style:name="T28" style:parent-style-name="Fuentedepárrafopredeter." style:family="text">
      <style:text-properties fo:font-weight="bold" style:font-weight-asian="bold"/>
    </style:style>
    <style:style style:name="TableColumn30" style:family="table-column">
      <style:table-column-properties style:column-width="0.3062in"/>
    </style:style>
    <style:style style:name="TableColumn31" style:family="table-column">
      <style:table-column-properties style:column-width="5.2381in"/>
    </style:style>
    <style:style style:name="Table29" style:family="table">
      <style:table-properties style:width="5.5444in" fo:margin-left="0.3541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3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43" style:parent-style-name="Fuentedepárrafopredeter." style:family="text">
      <style:text-properties fo:font-weight="bold" style:font-weight-asian="bold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4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50" style:parent-style-name="Párrafodelista" style:family="paragraph">
      <style:paragraph-properties fo:margin-left="0.3541in">
        <style:tab-stops/>
      </style:paragraph-properties>
    </style:style>
    <style:style style:name="T51" style:parent-style-name="Fuentedepárrafopredeter." style:family="text">
      <style:text-properties fo:font-weight="bold" style:font-weight-asian="bold"/>
    </style:style>
    <style:style style:name="T52" style:parent-style-name="Fuentedepárrafopredeter." style:family="text">
      <style:text-properties fo:font-weight="bold" style:font-weight-asian="bold" style:rfc-language-tag="es-ES_tradnl" fo:language="es"/>
    </style:style>
    <style:style style:name="TableColumn54" style:family="table-column">
      <style:table-column-properties style:column-width="0.3062in"/>
    </style:style>
    <style:style style:name="TableColumn55" style:family="table-column">
      <style:table-column-properties style:column-width="5.2381in"/>
    </style:style>
    <style:style style:name="Table53" style:family="table">
      <style:table-properties style:width="5.5444in" fo:margin-left="0.3541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6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72" style:parent-style-name="Fuentedepárrafopredeter." style:family="text">
      <style:text-properties fo:font-weight="bold" style:font-weight-asian="bold"/>
    </style:style>
    <style:style style:name="T73" style:parent-style-name="Fuentedepárrafopredeter." style:family="text">
      <style:text-properties fo:font-weight="bold" style:font-weight-asian="bold"/>
    </style:style>
    <style:style style:name="T74" style:parent-style-name="Fuentedepárrafopredeter." style:family="text">
      <style:text-properties fo:font-weight="bold" style:font-weight-asian="bold"/>
    </style:style>
    <style:style style:name="P75" style:parent-style-name="Párrafodelista" style:family="paragraph">
      <style:paragraph-properties fo:margin-left="0.3541in">
        <style:tab-stops/>
      </style:paragraph-properties>
    </style:style>
    <style:style style:name="T76" style:parent-style-name="Fuentedepárrafopredeter." style:family="text">
      <style:text-properties fo:font-weight="bold" style:font-weight-asian="bold"/>
    </style:style>
    <style:style style:name="T77" style:parent-style-name="Fuentedepárrafopredeter." style:family="text">
      <style:text-properties style:rfc-language-tag="es-ES_tradnl" fo:language="es"/>
    </style:style>
    <style:style style:name="T78" style:parent-style-name="Fuentedepárrafopredeter." style:family="text">
      <style:text-properties fo:font-weight="bold" style:font-weight-asian="bold" style:rfc-language-tag="es-ES_tradnl" fo:language="es"/>
    </style:style>
    <style:style style:name="TableColumn80" style:family="table-column">
      <style:table-column-properties style:column-width="0.3062in"/>
    </style:style>
    <style:style style:name="TableColumn81" style:family="table-column">
      <style:table-column-properties style:column-width="5.2381in"/>
    </style:style>
    <style:style style:name="Table79" style:family="table">
      <style:table-properties style:width="5.5444in" fo:margin-left="0.3541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8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93" style:parent-style-name="Fuentedepárrafopredeter." style:family="text">
      <style:text-properties fo:font-weight="bold" style:font-weight-asian="bold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9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100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TableColumn102" style:family="table-column">
      <style:table-column-properties style:column-width="0.3062in"/>
    </style:style>
    <style:style style:name="TableColumn103" style:family="table-column">
      <style:table-column-properties style:column-width="5.2381in"/>
    </style:style>
    <style:style style:name="Table101" style:family="table">
      <style:table-properties style:width="5.5444in" fo:margin-left="0.3541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109" style:parent-style-name="Fuentedepárrafopredeter." style:family="text">
      <style:text-properties fo:font-weight="bold" style:font-weight-asian="bold"/>
    </style:style>
    <style:style style:name="P11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11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122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P123" style:parent-style-name="Párrafodelista" style:family="paragraph">
      <style:paragraph-properties fo:margin-left="0.3541in">
        <style:tab-stops/>
      </style:paragraph-properties>
    </style:style>
    <style:style style:name="T124" style:parent-style-name="Fuentedepárrafopredeter." style:family="text">
      <style:text-properties fo:font-weight="bold" style:font-weight-asian="bold"/>
    </style:style>
    <style:style style:name="T125" style:parent-style-name="Fuentedepárrafopredeter." style:family="text">
      <style:text-properties fo:font-weight="bold" style:font-weight-asian="bold"/>
    </style:style>
    <style:style style:name="TableColumn127" style:family="table-column">
      <style:table-column-properties style:column-width="0.3062in"/>
    </style:style>
    <style:style style:name="TableColumn128" style:family="table-column">
      <style:table-column-properties style:column-width="5.2381in"/>
    </style:style>
    <style:style style:name="Table126" style:family="table">
      <style:table-properties style:width="5.5444in" fo:margin-left="0.3541in" table:align="lef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144" style:parent-style-name="Fuentedepárrafopredeter." style:family="text">
      <style:text-properties fo:font-weight="bold" style:font-weight-asian="bold"/>
    </style:style>
    <style:style style:name="P145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146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TableColumn148" style:family="table-column">
      <style:table-column-properties style:column-width="0.3062in"/>
    </style:style>
    <style:style style:name="TableColumn149" style:family="table-column">
      <style:table-column-properties style:column-width="5.2381in"/>
    </style:style>
    <style:style style:name="Table147" style:family="table">
      <style:table-properties style:width="5.5444in" fo:margin-left="0.3541in" table:align="lef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155" style:parent-style-name="Fuentedepárrafopredeter." style:family="text">
      <style:text-properties fo:font-weight="bold" style:font-weight-asian="bold"/>
    </style:style>
    <style:style style:name="P15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16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16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169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TableColumn171" style:family="table-column">
      <style:table-column-properties style:column-width="0.3062in"/>
    </style:style>
    <style:style style:name="TableColumn172" style:family="table-column">
      <style:table-column-properties style:column-width="5.2381in"/>
    </style:style>
    <style:style style:name="Table170" style:family="table">
      <style:table-properties style:width="5.5444in" fo:margin-left="0.3541in" table:align="left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17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18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190" style:parent-style-name="Fuentedepárrafopredeter." style:family="text">
      <style:text-properties fo:font-weight="bold" style:font-weight-asian="bold"/>
    </style:style>
    <style:style style:name="P191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TableColumn193" style:family="table-column">
      <style:table-column-properties style:column-width="0.3062in"/>
    </style:style>
    <style:style style:name="TableColumn194" style:family="table-column">
      <style:table-column-properties style:column-width="5.2381in"/>
    </style:style>
    <style:style style:name="Table192" style:family="table">
      <style:table-properties style:width="5.5444in" fo:margin-left="0.3541in" table:align="left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20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206" style:parent-style-name="Fuentedepárrafopredeter." style:family="text">
      <style:text-properties fo:font-weight="bold" style:font-weight-asian="bold"/>
    </style:style>
    <style:style style:name="P20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21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214" style:parent-style-name="Párrafodelista" style:family="paragraph">
      <style:paragraph-properties fo:margin-left="0.3541in">
        <style:tab-stops/>
      </style:paragraph-properties>
    </style:style>
    <style:style style:name="T215" style:parent-style-name="Fuentedepárrafopredeter." style:family="text">
      <style:text-properties fo:font-weight="bold" style:font-weight-asian="bold"/>
    </style:style>
    <style:style style:name="T216" style:parent-style-name="Fuentedepárrafopredeter." style:family="text">
      <style:text-properties fo:font-weight="bold" style:font-weight-asian="bold"/>
    </style:style>
    <style:style style:name="T217" style:parent-style-name="Fuentedepárrafopredeter." style:family="text">
      <style:text-properties fo:font-weight="bold" style:font-weight-asian="bold" fo:background-color="#FFFF00"/>
    </style:style>
    <style:style style:name="TableColumn219" style:family="table-column">
      <style:table-column-properties style:column-width="0.3062in"/>
    </style:style>
    <style:style style:name="TableColumn220" style:family="table-column">
      <style:table-column-properties style:column-width="5.2381in"/>
    </style:style>
    <style:style style:name="Table218" style:family="table">
      <style:table-properties style:width="5.5444in" fo:margin-left="0.3541in" table:align="left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22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232" style:parent-style-name="Fuentedepárrafopredeter." style:family="text">
      <style:text-properties fo:font-weight="bold" style:font-weight-asian="bold"/>
    </style:style>
    <style:style style:name="P23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23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240" style:parent-style-name="Normal" style:family="paragraph">
      <style:paragraph-properties fo:margin-left="0.0416in">
        <style:tab-stops/>
      </style:paragraph-properties>
    </style:style>
    <style:style style:name="P241" style:parent-style-name="Párrafodelista" style:family="paragraph">
      <style:paragraph-properties fo:margin-left="0.3541in">
        <style:tab-stops/>
      </style:paragraph-properties>
    </style:style>
    <style:style style:name="T242" style:parent-style-name="Fuentedepárrafopredeter." style:family="text">
      <style:text-properties fo:font-weight="bold" style:font-weight-asian="bold"/>
    </style:style>
    <style:style style:name="T243" style:parent-style-name="Fuentedepárrafopredeter." style:family="text">
      <style:text-properties style:rfc-language-tag="es-ES_tradnl" fo:language="es"/>
    </style:style>
    <style:style style:name="T244" style:parent-style-name="Fuentedepárrafopredeter." style:family="text">
      <style:text-properties fo:font-weight="bold" style:font-weight-asian="bold" style:rfc-language-tag="es-ES_tradnl" fo:language="es"/>
    </style:style>
    <style:style style:name="T245" style:parent-style-name="Fuentedepárrafopredeter." style:family="text">
      <style:text-properties style:rfc-language-tag="es-ES_tradnl" fo:language="es"/>
    </style:style>
    <style:style style:name="T246" style:parent-style-name="Fuentedepárrafopredeter." style:family="text">
      <style:text-properties fo:font-weight="bold" style:font-weight-asian="bold" style:rfc-language-tag="es-ES_tradnl" fo:language="es"/>
    </style:style>
    <style:style style:name="TableColumn248" style:family="table-column">
      <style:table-column-properties style:column-width="0.3062in"/>
    </style:style>
    <style:style style:name="TableColumn249" style:family="table-column">
      <style:table-column-properties style:column-width="5.2381in"/>
    </style:style>
    <style:style style:name="Table247" style:family="table">
      <style:table-properties style:width="5.5444in" fo:margin-left="0.3541in" table:align="left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255" style:parent-style-name="Fuentedepárrafopredeter." style:family="text">
      <style:text-properties fo:font-weight="bold" style:font-weight-asian="bold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26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26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268" style:parent-style-name="Párrafodelista" style:family="paragraph">
      <style:paragraph-properties fo:margin-left="0.3541in">
        <style:tab-stops/>
      </style:paragraph-properties>
    </style:style>
    <style:style style:name="T269" style:parent-style-name="Fuentedepárrafopredeter." style:family="text">
      <style:text-properties fo:font-weight="bold" style:font-weight-asian="bold"/>
    </style:style>
    <style:style style:name="T270" style:parent-style-name="Fuentedepárrafopredeter." style:family="text">
      <style:text-properties fo:font-weight="bold" style:font-weight-asian="bold" fo:background-color="#FFFF00"/>
    </style:style>
    <style:style style:name="T271" style:parent-style-name="Fuentedepárrafopredeter." style:family="text">
      <style:text-properties fo:font-weight="bold" style:font-weight-asian="bold"/>
    </style:style>
    <style:style style:name="T272" style:parent-style-name="Fuentedepárrafopredeter." style:family="text">
      <style:text-properties fo:font-weight="bold" style:font-weight-asian="bold" style:rfc-language-tag="es-ES_tradnl" fo:language="es"/>
    </style:style>
    <style:style style:name="TableColumn274" style:family="table-column">
      <style:table-column-properties style:column-width="0.3062in"/>
    </style:style>
    <style:style style:name="TableColumn275" style:family="table-column">
      <style:table-column-properties style:column-width="5.2381in"/>
    </style:style>
    <style:style style:name="Table273" style:family="table">
      <style:table-properties style:width="5.5444in" fo:margin-left="0.3541in" table:align="left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28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28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293" style:parent-style-name="Fuentedepárrafopredeter." style:family="text">
      <style:text-properties fo:font-weight="bold" style:font-weight-asian="bold"/>
    </style:style>
    <style:style style:name="P29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295" style:parent-style-name="Normal" style:family="paragraph">
      <style:text-properties fo:font-weight="bold" style:font-weight-asian="bold"/>
    </style:style>
    <style:style style:name="P296" style:parent-style-name="Normal" style:family="paragraph">
      <style:text-properties fo:font-weight="bold" style:font-weight-asian="bold"/>
    </style:style>
    <style:style style:name="P297" style:parent-style-name="Normal" style:family="paragraph">
      <style:text-properties fo:font-weight="bold" style:font-weight-asian="bold"/>
    </style:style>
    <style:style style:name="P298" style:parent-style-name="Párrafodelista" style:family="paragraph">
      <style:paragraph-properties fo:margin-left="0.3541in">
        <style:tab-stops/>
      </style:paragraph-properties>
    </style:style>
    <style:style style:name="T299" style:parent-style-name="Fuentedepárrafopredeter." style:family="text">
      <style:text-properties fo:font-weight="bold" style:font-weight-asian="bold"/>
    </style:style>
    <style:style style:name="T300" style:parent-style-name="Fuentedepárrafopredeter." style:family="text">
      <style:text-properties fo:font-weight="bold" style:font-weight-asian="bold" style:rfc-language-tag="es-ES_tradnl" fo:language="es"/>
    </style:style>
    <style:style style:name="TableColumn302" style:family="table-column">
      <style:table-column-properties style:column-width="0.3062in"/>
    </style:style>
    <style:style style:name="TableColumn303" style:family="table-column">
      <style:table-column-properties style:column-width="5.2381in"/>
    </style:style>
    <style:style style:name="Table301" style:family="table">
      <style:table-properties style:width="5.5444in" fo:margin-left="0.3541in" table:align="left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30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315" style:parent-style-name="Fuentedepárrafopredeter." style:family="text">
      <style:text-properties fo:font-weight="bold" style:font-weight-asian="bold"/>
    </style:style>
    <style:style style:name="P31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317" style:family="table-row">
      <style:table-row-properties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32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323" style:parent-style-name="Párrafodelista" style:family="paragraph">
      <style:paragraph-properties fo:margin-left="0.3541in">
        <style:tab-stops/>
      </style:paragraph-properties>
    </style:style>
    <style:style style:name="T324" style:parent-style-name="Fuentedepárrafopredeter." style:family="text">
      <style:text-properties fo:font-weight="bold" style:font-weight-asian="bold"/>
    </style:style>
    <style:style style:name="T325" style:parent-style-name="Fuentedepárrafopredeter." style:family="text">
      <style:text-properties fo:font-weight="bold" style:font-weight-asian="bold" style:rfc-language-tag="es-ES_tradnl" fo:language="es"/>
    </style:style>
    <style:style style:name="T326" style:parent-style-name="Fuentedepárrafopredeter." style:family="text">
      <style:text-properties fo:font-weight="bold" style:font-weight-asian="bold"/>
    </style:style>
    <style:style style:name="TableColumn328" style:family="table-column">
      <style:table-column-properties style:column-width="0.3062in"/>
    </style:style>
    <style:style style:name="TableColumn329" style:family="table-column">
      <style:table-column-properties style:column-width="5.2381in"/>
    </style:style>
    <style:style style:name="Table327" style:family="table">
      <style:table-properties style:width="5.5444in" fo:margin-left="0.3541in" table:align="left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335" style:parent-style-name="Fuentedepárrafopredeter." style:family="text">
      <style:text-properties fo:font-weight="bold" style:font-weight-asian="bold"/>
    </style:style>
    <style:style style:name="P33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34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34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349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TableColumn351" style:family="table-column">
      <style:table-column-properties style:column-width="0.3062in"/>
    </style:style>
    <style:style style:name="TableColumn352" style:family="table-column">
      <style:table-column-properties style:column-width="5.2381in"/>
    </style:style>
    <style:style style:name="Table350" style:family="table">
      <style:table-properties style:width="5.5444in" fo:margin-left="0.3541in" table:align="left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35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36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370" style:parent-style-name="Fuentedepárrafopredeter." style:family="text">
      <style:text-properties fo:font-weight="bold" style:font-weight-asian="bold"/>
    </style:style>
    <style:style style:name="P371" style:parent-style-name="Párrafodelista" style:family="paragraph">
      <style:paragraph-properties fo:margin-left="0.3541in">
        <style:tab-stops/>
      </style:paragraph-properties>
    </style:style>
    <style:style style:name="T372" style:parent-style-name="Fuentedepárrafopredeter." style:family="text">
      <style:text-properties fo:font-weight="bold" style:font-weight-asian="bold"/>
    </style:style>
    <style:style style:name="T373" style:parent-style-name="Fuentedepárrafopredeter." style:family="text">
      <style:text-properties fo:font-weight="bold" style:font-weight-asian="bold"/>
    </style:style>
    <style:style style:name="T374" style:parent-style-name="Fuentedepárrafopredeter." style:family="text">
      <style:text-properties fo:font-weight="bold" style:font-weight-asian="bold" fo:background-color="#FFFF00"/>
    </style:style>
    <style:style style:name="T375" style:parent-style-name="Fuentedepárrafopredeter." style:family="text">
      <style:text-properties fo:font-weight="bold" style:font-weight-asian="bold"/>
    </style:style>
    <style:style style:name="TableColumn377" style:family="table-column">
      <style:table-column-properties style:column-width="0.3062in"/>
    </style:style>
    <style:style style:name="TableColumn378" style:family="table-column">
      <style:table-column-properties style:column-width="5.2381in"/>
    </style:style>
    <style:style style:name="Table376" style:family="table">
      <style:table-properties style:width="5.5444in" fo:margin-left="0.3541in" table:align="left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384" style:parent-style-name="Fuentedepárrafopredeter." style:family="text">
      <style:text-properties fo:font-weight="bold" style:font-weight-asian="bold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39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396" style:parent-style-name="Párrafodelista" style:family="paragraph">
      <style:paragraph-properties fo:margin-left="0.3541in">
        <style:tab-stops/>
      </style:paragraph-properties>
    </style:style>
    <style:style style:name="P397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TableColumn399" style:family="table-column">
      <style:table-column-properties style:column-width="0.3062in"/>
    </style:style>
    <style:style style:name="TableColumn400" style:family="table-column">
      <style:table-column-properties style:column-width="5.2381in"/>
    </style:style>
    <style:style style:name="Table398" style:family="table">
      <style:table-properties style:width="5.5444in" fo:margin-left="0.3541in" table:align="left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406" style:parent-style-name="Fuentedepárrafopredeter." style:family="text">
      <style:text-properties fo:font-weight="bold" style:font-weight-asian="bold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41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41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419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TableColumn421" style:family="table-column">
      <style:table-column-properties style:column-width="0.3062in"/>
    </style:style>
    <style:style style:name="TableColumn422" style:family="table-column">
      <style:table-column-properties style:column-width="5.2381in"/>
    </style:style>
    <style:style style:name="Table420" style:family="table">
      <style:table-properties style:width="5.5444in" fo:margin-left="0.3541in" table:align="left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42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434" style:parent-style-name="Fuentedepárrafopredeter." style:family="text">
      <style:text-properties fo:font-weight="bold" style:font-weight-asian="bold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44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441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P442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P443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P444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TableColumn446" style:family="table-column">
      <style:table-column-properties style:column-width="0.3062in"/>
    </style:style>
    <style:style style:name="TableColumn447" style:family="table-column">
      <style:table-column-properties style:column-width="5.2381in"/>
    </style:style>
    <style:style style:name="Table445" style:family="table">
      <style:table-properties style:width="5.5444in" fo:margin-left="0.3541in" table:align="left"/>
    </style:style>
    <style:style style:name="TableRow448" style:family="table-row">
      <style:table-row-properties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45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45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465" style:parent-style-name="Fuentedepárrafopredeter." style:family="text">
      <style:text-properties fo:font-weight="bold" style:font-weight-asian="bold"/>
    </style:style>
    <style:style style:name="P46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467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TableColumn469" style:family="table-column">
      <style:table-column-properties style:column-width="0.3062in"/>
    </style:style>
    <style:style style:name="TableColumn470" style:family="table-column">
      <style:table-column-properties style:column-width="5.2381in"/>
    </style:style>
    <style:style style:name="Table468" style:family="table">
      <style:table-properties style:width="5.5444in" fo:margin-left="0.3541in" table:align="left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47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477" style:family="table-row">
      <style:table-row-properties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482" style:parent-style-name="Fuentedepárrafopredeter." style:family="text">
      <style:text-properties fo:font-weight="bold" style:font-weight-asian="bold"/>
    </style:style>
    <style:style style:name="P48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484" style:family="table-row">
      <style:table-row-properties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48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490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TableColumn492" style:family="table-column">
      <style:table-column-properties style:column-width="0.3062in"/>
    </style:style>
    <style:style style:name="TableColumn493" style:family="table-column">
      <style:table-column-properties style:column-width="5.2381in"/>
    </style:style>
    <style:style style:name="Table491" style:family="table">
      <style:table-properties style:width="5.5444in" fo:margin-left="0.3541in" table:align="left"/>
    </style:style>
    <style:style style:name="TableRow494" style:family="table-row">
      <style:table-row-properties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49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505" style:parent-style-name="Fuentedepárrafopredeter." style:family="text">
      <style:text-properties fo:font-weight="bold" style:font-weight-asian="bold"/>
    </style:style>
    <style:style style:name="TableRow506" style:family="table-row">
      <style:table-row-properties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51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512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TableColumn514" style:family="table-column">
      <style:table-column-properties style:column-width="0.3062in"/>
    </style:style>
    <style:style style:name="TableColumn515" style:family="table-column">
      <style:table-column-properties style:column-width="5.2381in"/>
    </style:style>
    <style:style style:name="Table513" style:family="table">
      <style:table-properties style:width="5.5444in" fo:margin-left="0.3541in" table:align="left"/>
    </style:style>
    <style:style style:name="TableRow516" style:family="table-row">
      <style:table-row-properties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521" style:parent-style-name="Fuentedepárrafopredeter." style:family="text">
      <style:text-properties fo:font-weight="bold" style:font-weight-asian="bold"/>
    </style:style>
    <style:style style:name="P52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523" style:family="table-row">
      <style:table-row-properties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52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53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535" style:parent-style-name="Párrafodelista" style:family="paragraph">
      <style:paragraph-properties fo:margin-left="0.3541in">
        <style:tab-stops/>
      </style:paragraph-properties>
    </style:style>
    <style:style style:name="T536" style:parent-style-name="Fuentedepárrafopredeter." style:family="text">
      <style:text-properties fo:font-weight="bold" style:font-weight-asian="bold"/>
    </style:style>
    <style:style style:name="T537" style:parent-style-name="Fuentedepárrafopredeter." style:family="text">
      <style:text-properties fo:font-weight="bold" style:font-weight-asian="bold" style:rfc-language-tag="es-ES_tradnl" fo:language="es"/>
    </style:style>
    <style:style style:name="TableColumn539" style:family="table-column">
      <style:table-column-properties style:column-width="0.3062in"/>
    </style:style>
    <style:style style:name="TableColumn540" style:family="table-column">
      <style:table-column-properties style:column-width="5.2381in"/>
    </style:style>
    <style:style style:name="Table538" style:family="table">
      <style:table-properties style:width="5.5444in" fo:margin-left="0.3541in" table:align="left"/>
    </style:style>
    <style:style style:name="TableRow541" style:family="table-row">
      <style:table-row-properties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546" style:parent-style-name="Fuentedepárrafopredeter." style:family="text">
      <style:text-properties fo:font-weight="bold" style:font-weight-asian="bold"/>
    </style:style>
    <style:style style:name="TableRow547" style:family="table-row">
      <style:table-row-properties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55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553" style:family="table-row">
      <style:table-row-properties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55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559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P560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P561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P562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TableColumn564" style:family="table-column">
      <style:table-column-properties style:column-width="0.3062in"/>
    </style:style>
    <style:style style:name="TableColumn565" style:family="table-column">
      <style:table-column-properties style:column-width="5.2381in"/>
    </style:style>
    <style:style style:name="Table563" style:family="table">
      <style:table-properties style:width="5.5444in" fo:margin-left="0.3541in" table:align="left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571" style:family="table-row">
      <style:table-row-properties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576" style:parent-style-name="Fuentedepárrafopredeter." style:family="text">
      <style:text-properties fo:font-weight="bold" style:font-weight-asian="bold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58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583" style:parent-style-name="Normal" style:family="paragraph">
      <style:text-properties fo:font-weight="bold" style:font-weight-asian="bold"/>
    </style:style>
    <style:style style:name="P584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TableColumn586" style:family="table-column">
      <style:table-column-properties style:column-width="0.3062in"/>
    </style:style>
    <style:style style:name="TableColumn587" style:family="table-column">
      <style:table-column-properties style:column-width="5.2381in"/>
    </style:style>
    <style:style style:name="Table585" style:family="table">
      <style:table-properties style:width="5.5444in" fo:margin-left="0.3541in" table:align="left"/>
    </style:style>
    <style:style style:name="TableRow588" style:family="table-row">
      <style:table-row-properties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59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599" style:parent-style-name="Fuentedepárrafopredeter." style:family="text">
      <style:text-properties fo:font-weight="bold" style:font-weight-asian="bold"/>
    </style:style>
    <style:style style:name="P60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601" style:family="table-row">
      <style:table-row-properties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60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607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TableColumn609" style:family="table-column">
      <style:table-column-properties style:column-width="0.3062in"/>
    </style:style>
    <style:style style:name="TableColumn610" style:family="table-column">
      <style:table-column-properties style:column-width="5.2381in"/>
    </style:style>
    <style:style style:name="Table608" style:family="table">
      <style:table-properties style:width="5.5444in" fo:margin-left="0.3541in" table:align="left"/>
    </style:style>
    <style:style style:name="TableRow611" style:family="table-row">
      <style:table-row-properties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616" style:parent-style-name="Fuentedepárrafopredeter." style:family="text">
      <style:text-properties fo:font-weight="bold" style:font-weight-asian="bold"/>
    </style:style>
    <style:style style:name="TableRow617" style:family="table-row">
      <style:table-row-properties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62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623" style:family="table-row">
      <style:table-row-properties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62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629" style:parent-style-name="Párrafodelista" style:family="paragraph">
      <style:paragraph-properties fo:margin-left="0.3541in">
        <style:tab-stops/>
      </style:paragraph-properties>
    </style:style>
    <style:style style:name="T630" style:parent-style-name="Fuentedepárrafopredeter." style:family="text">
      <style:text-properties fo:font-weight="bold" style:font-weight-asian="bold" fo:language="en" fo:country="US"/>
    </style:style>
    <style:style style:name="T631" style:parent-style-name="Fuentedepárrafopredeter." style:family="text">
      <style:text-properties fo:language="en" fo:country="US"/>
    </style:style>
    <style:style style:name="T632" style:parent-style-name="Fuentedepárrafopredeter." style:family="text">
      <style:text-properties fo:font-weight="bold" style:font-weight-asian="bold" fo:language="en" fo:country="US"/>
    </style:style>
    <style:style style:name="TableColumn634" style:family="table-column">
      <style:table-column-properties style:column-width="0.3062in"/>
    </style:style>
    <style:style style:name="TableColumn635" style:family="table-column">
      <style:table-column-properties style:column-width="5.2381in"/>
    </style:style>
    <style:style style:name="Table633" style:family="table">
      <style:table-properties style:width="5.5444in" fo:margin-left="0.3541in" table:align="left"/>
    </style:style>
    <style:style style:name="TableRow636" style:family="table-row">
      <style:table-row-properties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64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642" style:family="table-row">
      <style:table-row-properties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64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648" style:family="table-row">
      <style:table-row-properties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653" style:parent-style-name="Fuentedepárrafopredeter." style:family="text">
      <style:text-properties fo:font-weight="bold" style:font-weight-asian="bold"/>
    </style:style>
    <style:style style:name="P65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655" style:parent-style-name="Normal" style:family="paragraph">
      <style:paragraph-properties fo:margin-left="0.0416in">
        <style:tab-stops/>
      </style:paragraph-properties>
    </style:style>
    <style:style style:name="P656" style:parent-style-name="Párrafodelista" style:family="paragraph">
      <style:paragraph-properties fo:margin-left="0.3541in">
        <style:tab-stops/>
      </style:paragraph-properties>
    </style:style>
    <style:style style:name="T657" style:parent-style-name="Fuentedepárrafopredeter." style:family="text">
      <style:text-properties fo:font-weight="bold" style:font-weight-asian="bold"/>
    </style:style>
    <style:style style:name="T658" style:parent-style-name="Fuentedepárrafopredeter." style:family="text">
      <style:text-properties fo:font-weight="bold" style:font-weight-asian="bold"/>
    </style:style>
    <style:style style:name="TableColumn660" style:family="table-column">
      <style:table-column-properties style:column-width="0.3062in"/>
    </style:style>
    <style:style style:name="TableColumn661" style:family="table-column">
      <style:table-column-properties style:column-width="5.2381in"/>
    </style:style>
    <style:style style:name="Table659" style:family="table">
      <style:table-properties style:width="5.5444in" fo:margin-left="0.3541in" table:align="left"/>
    </style:style>
    <style:style style:name="TableRow662" style:family="table-row">
      <style:table-row-properties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Párrafodelista" style:family="paragraph">
      <style:paragraph-properties fo:margin-bottom="0in" fo:line-height="100%" fo:margin-left="0in">
        <style:tab-stops/>
      </style:paragraph-properties>
      <style:text-properties fo:font-weight="bold" style:font-weight-asian="bold"/>
    </style:style>
    <style:style style:name="TableRow667" style:family="table-row">
      <style:table-row-properties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67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673" style:family="table-row">
      <style:table-row-properties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67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679" style:parent-style-name="Párrafodelista" style:family="paragraph">
      <style:paragraph-properties fo:margin-left="0.3541in">
        <style:tab-stops/>
      </style:paragraph-properties>
    </style:style>
    <style:style style:name="T680" style:parent-style-name="Fuentedepárrafopredeter." style:family="text">
      <style:text-properties fo:font-weight="bold" style:font-weight-asian="bold"/>
    </style:style>
    <style:style style:name="T681" style:parent-style-name="Fuentedepárrafopredeter." style:family="text">
      <style:text-properties fo:font-weight="bold" style:font-weight-asian="bold"/>
    </style:style>
    <style:style style:name="TableColumn683" style:family="table-column">
      <style:table-column-properties style:column-width="0.3062in"/>
    </style:style>
    <style:style style:name="TableColumn684" style:family="table-column">
      <style:table-column-properties style:column-width="5.2381in"/>
    </style:style>
    <style:style style:name="Table682" style:family="table">
      <style:table-properties style:width="5.5444in" fo:margin-left="0.3541in" table:align="left"/>
    </style:style>
    <style:style style:name="TableRow685" style:family="table-row">
      <style:table-row-properties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690" style:family="table-row">
      <style:table-row-properties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Párrafodelista" style:family="paragraph">
      <style:paragraph-properties fo:margin-bottom="0in" fo:line-height="100%" fo:margin-left="0in">
        <style:tab-stops/>
      </style:paragraph-properties>
      <style:text-properties fo:font-weight="bold" style:font-weight-asian="bold"/>
    </style:style>
    <style:style style:name="TableRow695" style:family="table-row">
      <style:table-row-properties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700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P701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P702" style:parent-style-name="Párrafodelista" style:family="paragraph">
      <style:paragraph-properties fo:margin-left="0.3541in">
        <style:tab-stops/>
      </style:paragraph-properties>
    </style:style>
    <style:style style:name="T703" style:parent-style-name="Fuentedepárrafopredeter." style:family="text">
      <style:text-properties fo:font-weight="bold" style:font-weight-asian="bold"/>
    </style:style>
    <style:style style:name="T704" style:parent-style-name="Fuentedepárrafopredeter." style:family="text">
      <style:text-properties fo:font-weight="bold" style:font-weight-asian="bold" style:rfc-language-tag="es-ES_tradnl" fo:language="es"/>
    </style:style>
    <style:style style:name="TableColumn706" style:family="table-column">
      <style:table-column-properties style:column-width="0.3062in"/>
    </style:style>
    <style:style style:name="TableColumn707" style:family="table-column">
      <style:table-column-properties style:column-width="5.2381in"/>
    </style:style>
    <style:style style:name="Table705" style:family="table">
      <style:table-properties style:width="5.5444in" fo:margin-left="0.3541in" table:align="left"/>
    </style:style>
    <style:style style:name="TableRow708" style:family="table-row">
      <style:table-row-properties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713" style:family="table-row">
      <style:table-row-properties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71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719" style:family="table-row">
      <style:table-row-properties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724" style:parent-style-name="Fuentedepárrafopredeter." style:family="text">
      <style:text-properties fo:font-weight="bold" style:font-weight-asian="bold"/>
    </style:style>
    <style:style style:name="P725" style:parent-style-name="Párrafodelista" style:family="paragraph">
      <style:paragraph-properties fo:margin-left="0.3541in">
        <style:tab-stops/>
      </style:paragraph-properties>
    </style:style>
    <style:style style:name="T726" style:parent-style-name="Fuentedepárrafopredeter." style:family="text">
      <style:text-properties fo:font-weight="bold" style:font-weight-asian="bold"/>
    </style:style>
    <style:style style:name="T727" style:parent-style-name="Fuentedepárrafopredeter." style:family="text">
      <style:text-properties fo:font-weight="bold" style:font-weight-asian="bold"/>
    </style:style>
    <style:style style:name="TableColumn729" style:family="table-column">
      <style:table-column-properties style:column-width="0.3062in"/>
    </style:style>
    <style:style style:name="TableColumn730" style:family="table-column">
      <style:table-column-properties style:column-width="5.2381in"/>
    </style:style>
    <style:style style:name="Table728" style:family="table">
      <style:table-properties style:width="5.5444in" fo:margin-left="0.3541in" table:align="left"/>
    </style:style>
    <style:style style:name="TableRow731" style:family="table-row">
      <style:table-row-properties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73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737" style:family="table-row">
      <style:table-row-properties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Párrafodelista" style:family="paragraph">
      <style:paragraph-properties fo:margin-bottom="0in" fo:line-height="100%" fo:margin-left="0in">
        <style:tab-stops/>
      </style:paragraph-properties>
      <style:text-properties fo:font-weight="bold" style:font-weight-asian="bold"/>
    </style:style>
    <style:style style:name="P742" style:parent-style-name="Párrafodelista" style:family="paragraph">
      <style:paragraph-properties fo:margin-bottom="0in" fo:line-height="100%" fo:margin-left="0in">
        <style:tab-stops/>
      </style:paragraph-properties>
      <style:text-properties fo:font-weight="bold" style:font-weight-asian="bold"/>
    </style:style>
    <style:style style:name="TableRow743" style:family="table-row">
      <style:table-row-properties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74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749" style:parent-style-name="Párrafodelista" style:family="paragraph">
      <style:paragraph-properties fo:margin-left="0.3541in">
        <style:tab-stops/>
      </style:paragraph-properties>
    </style:style>
    <style:style style:name="P750" style:parent-style-name="Párrafodelista" style:family="paragraph">
      <style:paragraph-properties fo:margin-left="0.3541in">
        <style:tab-stops/>
      </style:paragraph-properties>
    </style:style>
    <style:style style:name="T751" style:parent-style-name="Fuentedepárrafopredeter." style:family="text">
      <style:text-properties fo:font-weight="bold" style:font-weight-asian="bold"/>
    </style:style>
    <style:style style:name="T752" style:parent-style-name="Fuentedepárrafopredeter." style:family="text">
      <style:text-properties fo:font-weight="bold" style:font-weight-asian="bold"/>
    </style:style>
    <style:style style:name="TableColumn754" style:family="table-column">
      <style:table-column-properties style:column-width="0.3062in"/>
    </style:style>
    <style:style style:name="TableColumn755" style:family="table-column">
      <style:table-column-properties style:column-width="5.2381in"/>
    </style:style>
    <style:style style:name="Table753" style:family="table">
      <style:table-properties style:width="5.5444in" fo:margin-left="0.3541in" table:align="left"/>
    </style:style>
    <style:style style:name="TableRow756" style:family="table-row">
      <style:table-row-properties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76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762" style:family="table-row">
      <style:table-row-properties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767" style:parent-style-name="Fuentedepárrafopredeter." style:family="text">
      <style:text-properties fo:font-weight="bold" style:font-weight-asian="bold"/>
    </style:style>
    <style:style style:name="P76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769" style:family="table-row">
      <style:table-row-properties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77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775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TableColumn777" style:family="table-column">
      <style:table-column-properties style:column-width="0.3062in"/>
    </style:style>
    <style:style style:name="TableColumn778" style:family="table-column">
      <style:table-column-properties style:column-width="5.2381in"/>
    </style:style>
    <style:style style:name="Table776" style:family="table">
      <style:table-properties style:width="5.5444in" fo:margin-left="0.3541in" table:align="left"/>
    </style:style>
    <style:style style:name="TableRow779" style:family="table-row">
      <style:table-row-properties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78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785" style:family="table-row">
      <style:table-row-properties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79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791" style:family="table-row">
      <style:table-row-properties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796" style:parent-style-name="Fuentedepárrafopredeter." style:family="text">
      <style:text-properties fo:font-weight="bold" style:font-weight-asian="bold"/>
    </style:style>
    <style:style style:name="P79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798" style:parent-style-name="Párrafodelista" style:family="paragraph">
      <style:paragraph-properties fo:margin-left="0.3541in">
        <style:tab-stops/>
      </style:paragraph-properties>
    </style:style>
    <style:style style:name="T799" style:parent-style-name="Fuentedepárrafopredeter." style:family="text">
      <style:text-properties fo:font-weight="bold" style:font-weight-asian="bold" fo:language="en" fo:country="US"/>
    </style:style>
    <style:style style:name="T800" style:parent-style-name="Fuentedepárrafopredeter." style:family="text">
      <style:text-properties fo:language="en" fo:country="US"/>
    </style:style>
    <style:style style:name="T801" style:parent-style-name="Fuentedepárrafopredeter." style:family="text">
      <style:text-properties fo:font-weight="bold" style:font-weight-asian="bold" fo:language="en" fo:country="US"/>
    </style:style>
    <style:style style:name="TableColumn803" style:family="table-column">
      <style:table-column-properties style:column-width="0.3062in"/>
    </style:style>
    <style:style style:name="TableColumn804" style:family="table-column">
      <style:table-column-properties style:column-width="5.2381in"/>
    </style:style>
    <style:style style:name="Table802" style:family="table">
      <style:table-properties style:width="5.5444in" fo:margin-left="0.3541in" table:align="left"/>
    </style:style>
    <style:style style:name="TableRow805" style:family="table-row">
      <style:table-row-properties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810" style:parent-style-name="Fuentedepárrafopredeter." style:family="text">
      <style:text-properties fo:font-weight="bold" style:font-weight-asian="bold"/>
    </style:style>
    <style:style style:name="TableRow811" style:family="table-row">
      <style:table-row-properties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81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817" style:family="table-row">
      <style:table-row-properties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822" style:parent-style-name="Fuentedepárrafopredeter." style:family="text">
      <style:text-properties fo:font-weight="bold" style:font-weight-asian="bold"/>
    </style:style>
    <style:style style:name="P82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824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TableColumn826" style:family="table-column">
      <style:table-column-properties style:column-width="0.3062in"/>
    </style:style>
    <style:style style:name="TableColumn827" style:family="table-column">
      <style:table-column-properties style:column-width="5.2381in"/>
    </style:style>
    <style:style style:name="Table825" style:family="table">
      <style:table-properties style:width="5.5444in" fo:margin-left="0.3541in" table:align="left"/>
    </style:style>
    <style:style style:name="TableRow828" style:family="table-row">
      <style:table-row-properties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833" style:parent-style-name="Fuentedepárrafopredeter." style:family="text">
      <style:text-properties fo:font-weight="bold" style:font-weight-asian="bold"/>
    </style:style>
    <style:style style:name="TableRow834" style:family="table-row">
      <style:table-row-properties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83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840" style:family="table-row">
      <style:table-row-properties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845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846" style:parent-style-name="Párrafodelista" style:family="paragraph">
      <style:paragraph-properties fo:margin-left="0.3541in">
        <style:tab-stops/>
      </style:paragraph-properties>
      <style:text-properties fo:font-weight="bold" style:font-weight-asian="bold"/>
    </style:style>
    <style:style style:name="P847" style:parent-style-name="Párrafodelista" style:family="paragraph">
      <style:paragraph-properties fo:margin-left="0.3541in">
        <style:tab-stops/>
      </style:paragraph-properties>
    </style:style>
    <style:style style:name="P848" style:parent-style-name="Párrafodelista" style:family="paragraph">
      <style:paragraph-properties fo:margin-left="0.3541in">
        <style:tab-stops/>
      </style:paragraph-properties>
    </style:style>
    <style:style style:name="P849" style:parent-style-name="Párrafodelista" style:family="paragraph">
      <style:paragraph-properties fo:margin-left="0.3541in">
        <style:tab-stops/>
      </style:paragraph-properties>
    </style:style>
    <style:style style:name="P850" style:parent-style-name="Párrafodelista" style:family="paragraph">
      <style:paragraph-properties fo:margin-left="0.3541in">
        <style:tab-stops/>
      </style:paragraph-properties>
    </style:style>
    <style:style style:name="P851" style:parent-style-name="Párrafodelista" style:family="paragraph">
      <style:paragraph-properties fo:margin-left="0.3541in">
        <style:tab-stops/>
      </style:paragraph-properties>
    </style:style>
    <style:style style:name="P852" style:parent-style-name="Párrafodelista" style:family="paragraph">
      <style:paragraph-properties fo:margin-left="0.3541in">
        <style:tab-stops/>
      </style:paragraph-properties>
    </style:style>
    <style:style style:name="P853" style:parent-style-name="Párrafodelista" style:family="paragraph">
      <style:paragraph-properties fo:margin-left="0.3541in">
        <style:tab-stops/>
      </style:paragraph-properties>
    </style:style>
    <style:style style:name="P854" style:parent-style-name="Párrafodelista" style:family="paragraph">
      <style:paragraph-properties fo:margin-left="0.3541in">
        <style:tab-stops/>
      </style:paragraph-properties>
    </style:style>
    <style:style style:name="P855" style:parent-style-name="Párrafodelista" style:family="paragraph">
      <style:paragraph-properties fo:margin-left="0.3541in">
        <style:tab-stops/>
      </style:paragraph-properties>
    </style:style>
    <style:style style:name="P856" style:parent-style-name="Párrafodelista" style:family="paragraph">
      <style:paragraph-properties fo:margin-left="0.3541in">
        <style:tab-stops/>
      </style:paragraph-properties>
    </style:style>
    <style:style style:name="T857" style:parent-style-name="Fuentedepárrafopredeter." style:family="text">
      <style:text-properties fo:font-weight="bold" style:font-weight-asian="bold" style:font-weight-complex="bold"/>
    </style:style>
    <style:style style:name="T858" style:parent-style-name="Fuentedepárrafopredeter." style:family="text">
      <style:text-properties fo:font-weight="bold" style:font-weight-asian="bold" style:font-weight-complex="bold"/>
    </style:style>
    <style:style style:name="TableColumn860" style:family="table-column">
      <style:table-column-properties style:column-width="0.3118in"/>
    </style:style>
    <style:style style:name="TableColumn861" style:family="table-column">
      <style:table-column-properties style:column-width="5.3895in"/>
    </style:style>
    <style:style style:name="Table859" style:family="table">
      <style:table-properties style:width="5.7013in" fo:margin-left="-0.0736in" table:align="left"/>
    </style:style>
    <style:style style:name="TableRow862" style:family="table-row">
      <style:table-row-properties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867" style:family="table-row">
      <style:table-row-properties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Párrafode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Row872" style:family="table-row">
      <style:table-row-properties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877" style:parent-style-name="Párrafodelista" style:family="paragraph">
      <style:paragraph-properties fo:margin-left="0.3541in">
        <style:tab-stops/>
      </style:paragraph-properties>
      <style:text-properties style:font-name="Gill Sans MT" style:font-name-complex="Gill Sans MT" fo:font-weight="bold" style:font-weight-asian="bold" style:font-weight-complex="bold"/>
    </style:style>
    <style:style style:name="P878" style:parent-style-name="Párrafodelista" style:family="paragraph">
      <style:paragraph-properties fo:margin-left="0.3541in">
        <style:tab-stops/>
      </style:paragraph-properties>
    </style:style>
    <style:style style:name="T879" style:parent-style-name="Fuentedepárrafopredeter." style:family="text">
      <style:text-properties fo:font-weight="bold" style:font-weight-asian="bold" style:font-weight-complex="bold"/>
    </style:style>
    <style:style style:name="T880" style:parent-style-name="Fuentedepárrafopredeter." style:family="text">
      <style:text-properties fo:font-weight="bold" style:font-weight-asian="bold" style:font-weight-complex="bold"/>
    </style:style>
    <style:style style:name="TableColumn882" style:family="table-column">
      <style:table-column-properties style:column-width="0.3118in"/>
    </style:style>
    <style:style style:name="TableColumn883" style:family="table-column">
      <style:table-column-properties style:column-width="5.3895in"/>
    </style:style>
    <style:style style:name="Table881" style:family="table">
      <style:table-properties style:width="5.7013in" fo:margin-left="-0.0736in" table:align="left"/>
    </style:style>
    <style:style style:name="TableRow884" style:family="table-row">
      <style:table-row-properties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889" style:family="table-row">
      <style:table-row-properties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894" style:parent-style-name="Fuentedepárrafopredeter." style:family="text">
      <style:text-properties fo:font-weight="bold" style:font-weight-asian="bold" style:font-weight-complex="bold"/>
    </style:style>
    <style:style style:name="TableRow895" style:family="table-row">
      <style:table-row-properties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900" style:parent-style-name="Párrafodelista" style:family="paragraph">
      <style:paragraph-properties fo:margin-left="0.3541in">
        <style:tab-stops/>
      </style:paragraph-properties>
      <style:text-properties style:font-name="Gill Sans MT" style:font-name-complex="Gill Sans MT" fo:font-weight="bold" style:font-weight-asian="bold" style:font-weight-complex="bold"/>
    </style:style>
    <style:style style:name="P901" style:parent-style-name="Párrafodelista" style:family="paragraph">
      <style:paragraph-properties fo:margin-left="0.3541in">
        <style:tab-stops/>
      </style:paragraph-properties>
    </style:style>
    <style:style style:name="T902" style:parent-style-name="Fuentedepárrafopredeter." style:family="text">
      <style:text-properties fo:font-weight="bold" style:font-weight-asian="bold" style:font-weight-complex="bold"/>
    </style:style>
    <style:style style:name="T903" style:parent-style-name="Fuentedepárrafopredeter." style:family="text">
      <style:text-properties fo:font-weight="bold" style:font-weight-asian="bold" style:font-weight-complex="bold"/>
    </style:style>
    <style:style style:name="TableColumn905" style:family="table-column">
      <style:table-column-properties style:column-width="0.3118in"/>
    </style:style>
    <style:style style:name="TableColumn906" style:family="table-column">
      <style:table-column-properties style:column-width="5.3895in"/>
    </style:style>
    <style:style style:name="Table904" style:family="table">
      <style:table-properties style:width="5.7013in" fo:margin-left="-0.0736in" table:align="left"/>
    </style:style>
    <style:style style:name="TableRow907" style:family="table-row">
      <style:table-row-properties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912" style:family="table-row">
      <style:table-row-properties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917" style:family="table-row">
      <style:table-row-properties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922" style:parent-style-name="Fuentedepárrafopredeter." style:family="text">
      <style:text-properties fo:font-weight="bold" style:font-weight-asian="bold" style:font-weight-complex="bold"/>
    </style:style>
    <style:style style:name="P923" style:parent-style-name="Párrafodelista" style:family="paragraph">
      <style:paragraph-properties fo:margin-left="0.3541in">
        <style:tab-stops/>
      </style:paragraph-properties>
      <style:text-properties style:font-name="Gill Sans MT" style:font-name-complex="Gill Sans MT" fo:font-weight="bold" style:font-weight-asian="bold" style:font-weight-complex="bold"/>
    </style:style>
    <style:style style:name="P924" style:parent-style-name="Párrafodelista" style:family="paragraph">
      <style:paragraph-properties fo:margin-left="0.3541in">
        <style:tab-stops/>
      </style:paragraph-properties>
      <style:text-properties style:font-name="Gill Sans MT" style:font-name-complex="Gill Sans MT" fo:font-weight="bold" style:font-weight-asian="bold" style:font-weight-complex="bold"/>
    </style:style>
    <style:style style:name="P925" style:parent-style-name="Párrafodelista" style:family="paragraph">
      <style:paragraph-properties fo:margin-left="0.3541in">
        <style:tab-stops/>
      </style:paragraph-properties>
    </style:style>
    <style:style style:name="T926" style:parent-style-name="Fuentedepárrafopredeter." style:family="text">
      <style:text-properties fo:font-weight="bold" style:font-weight-asian="bold" style:font-weight-complex="bold"/>
    </style:style>
    <style:style style:name="T927" style:parent-style-name="Fuentedepárrafopredeter." style:family="text">
      <style:text-properties fo:font-weight="bold" style:font-weight-asian="bold" style:font-weight-complex="bold"/>
    </style:style>
    <style:style style:name="TableColumn929" style:family="table-column">
      <style:table-column-properties style:column-width="0.3118in"/>
    </style:style>
    <style:style style:name="TableColumn930" style:family="table-column">
      <style:table-column-properties style:column-width="5.3895in"/>
    </style:style>
    <style:style style:name="Table928" style:family="table">
      <style:table-properties style:width="5.7013in" fo:margin-left="-0.0736in" table:align="left"/>
    </style:style>
    <style:style style:name="TableRow931" style:family="table-row">
      <style:table-row-properties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936" style:family="table-row">
      <style:table-row-properties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941" style:parent-style-name="Fuentedepárrafopredeter." style:family="text">
      <style:text-properties fo:font-weight="bold" style:font-weight-asian="bold" style:font-weight-complex="bold"/>
    </style:style>
    <style:style style:name="TableRow942" style:family="table-row">
      <style:table-row-properties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947" style:parent-style-name="Normal" style:family="paragraph">
      <style:text-properties style:font-name="Gill Sans MT" style:font-name-complex="Gill Sans MT" fo:font-weight="bold" style:font-weight-asian="bold" style:font-weight-complex="bold"/>
    </style:style>
    <style:style style:name="P948" style:parent-style-name="Párrafodelista" style:family="paragraph">
      <style:paragraph-properties fo:margin-left="0.3541in">
        <style:tab-stops/>
      </style:paragraph-properties>
      <style:text-properties fo:font-weight="bold" style:font-weight-asian="bold" style:font-weight-complex="bold"/>
    </style:style>
    <style:style style:name="TableColumn950" style:family="table-column">
      <style:table-column-properties style:column-width="0.3118in"/>
    </style:style>
    <style:style style:name="TableColumn951" style:family="table-column">
      <style:table-column-properties style:column-width="5.3895in"/>
    </style:style>
    <style:style style:name="Table949" style:family="table">
      <style:table-properties style:width="5.7013in" fo:margin-left="-0.0736in" table:align="left"/>
    </style:style>
    <style:style style:name="TableRow952" style:family="table-row">
      <style:table-row-properties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957" style:parent-style-name="Fuentedepárrafopredeter." style:family="text">
      <style:text-properties fo:font-weight="bold" style:font-weight-asian="bold" style:font-weight-complex="bold"/>
    </style:style>
    <style:style style:name="TableRow958" style:family="table-row">
      <style:table-row-properties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963" style:family="table-row">
      <style:table-row-properties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968" style:parent-style-name="Párrafodelista" style:family="paragraph">
      <style:paragraph-properties fo:margin-left="0.3541in">
        <style:tab-stops/>
      </style:paragraph-properties>
      <style:text-properties style:font-name="Gill Sans MT" style:font-name-complex="Gill Sans MT" fo:font-weight="bold" style:font-weight-asian="bold" style:font-weight-complex="bold"/>
    </style:style>
    <style:style style:name="P969" style:parent-style-name="Párrafodelista" style:family="paragraph">
      <style:paragraph-properties fo:margin-left="0.4916in" fo:text-indent="-0.1375in">
        <style:tab-stops/>
      </style:paragraph-properties>
      <style:text-properties fo:font-weight="bold" style:font-weight-asian="bold" style:font-weight-complex="bold"/>
    </style:style>
    <style:style style:name="TableColumn971" style:family="table-column">
      <style:table-column-properties style:column-width="0.3118in"/>
    </style:style>
    <style:style style:name="TableColumn972" style:family="table-column">
      <style:table-column-properties style:column-width="5.3895in"/>
    </style:style>
    <style:style style:name="Table970" style:family="table">
      <style:table-properties style:width="5.7013in" fo:margin-left="-0.0736in" table:align="left"/>
    </style:style>
    <style:style style:name="TableRow973" style:family="table-row">
      <style:table-row-properties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ableRow978" style:family="table-row">
      <style:table-row-properties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983" style:parent-style-name="Fuentedepárrafopredeter." style:family="text">
      <style:text-properties fo:font-weight="bold" style:font-weight-asian="bold" style:font-weight-complex="bold"/>
    </style:style>
    <style:style style:name="TableRow984" style:family="table-row">
      <style:table-row-properties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Párrafodelista" style:family="paragraph">
      <style:paragraph-properties fo:margin-top="0in" fo:margin-bottom="0in" fo:line-height="100%" fo:margin-left="0in">
        <style:tab-stops/>
      </style:paragraph-properties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989" style:parent-style-name="Párrafodelista" style:family="paragraph">
      <style:paragraph-properties fo:margin-left="0.3541in">
        <style:tab-stops/>
      </style:paragraph-properties>
      <style:text-properties style:font-name="Gill Sans MT" style:font-name-complex="Gill Sans MT" fo:font-weight="bold" style:font-weight-asian="bold" style:font-weight-complex="bold"/>
    </style:style>
    <style:style style:family="graphic" style:name="a12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8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8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8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83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8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85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8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87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88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89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9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9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9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93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9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95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9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97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98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99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5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5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57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0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0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0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03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0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05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0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07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08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09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6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65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6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67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68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69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1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1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1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13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1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15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1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17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18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19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7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7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7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73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7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75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76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77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78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79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2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21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PEC3 INGENIERIA DEL SOFTWARE</text:h>
      <text:p text:style-name="P2"><text:span text:style-name="T3">1.- En<text:s/></text:span><text:span text:style-name="T4">el modelo del ciclo de vida en cascada<text:s/></text:span>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draw:custom-shape svg:x="-0.03542in" svg:y="0.04097in" svg:width="0.20833in" svg:height="0.19792in" draw:z-index="251658240" draw:id="id0" draw:style-name="a0" draw:name="Rectángulo 30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11">
            <text:p text:style-name="P12">a.<text:s/><text:span text:style-name="T13">Los errores en el análisis se propagan al resto del desarrollo puesto que en las siguientes fases no hay más análisis</text:span><text:s/></text:p>
          </table:table-cell>
        </table:table-row>
        <table:table-row table:style-name="TableRow14">
          <table:table-cell table:style-name="TableCell15">
            <text:p text:style-name="P16"><draw:custom-shape svg:x="-0.03542in" svg:y="0.04444in" svg:width="0.20833in" svg:height="0.19792in" draw:z-index="251658240" draw:id="id1" draw:style-name="a1" draw:name="Rectángulo 29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17">
            <text:p text:style-name="P18">b. Los requisitos que se fijan al principio del proyecto son fácilmente modificables posteriormente</text:p>
          </table:table-cell>
        </table:table-row>
        <table:table-row table:style-name="TableRow19">
          <table:table-cell table:style-name="TableCell20">
            <text:p text:style-name="P21"><draw:custom-shape svg:x="-0.03542in" svg:y="0.04792in" svg:width="0.20833in" svg:height="0.19792in" draw:z-index="251658240" draw:id="id2" draw:style-name="a2" draw:name="Rectángulo 28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22">
            <text:p text:style-name="P23">c. Las fronteras entre fases no están bien delimitadas</text:p>
            <text:p text:style-name="P24"><text:s/></text:p>
          </table:table-cell>
        </table:table-row>
      </table:table>
      <text:p text:style-name="P25"><text:span text:style-name="T26">2.- Una ventaja del<text:s/></text:span><text:span text:style-name="T27">modelo del ciclo de vida en cascada</text:span><text:span text:style-name="T28"><text:s/>es que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<draw:custom-shape svg:x="-0.03542in" svg:y="0.04097in" svg:width="0.20833in" svg:height="0.19792in" draw:z-index="251658240" draw:id="id3" draw:style-name="a3" draw:name="Rectángulo 27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35">
            <text:p text:style-name="P36">a. Se asume la estabilidad de los requisitos durante el desarrollo</text:p>
            <text:p text:style-name="P37"/>
          </table:table-cell>
        </table:table-row>
        <table:table-row table:style-name="TableRow38">
          <table:table-cell table:style-name="TableCell39">
            <text:p text:style-name="P40"><draw:custom-shape svg:x="-0.03542in" svg:y="0.04444in" svg:width="0.20833in" svg:height="0.19792in" draw:z-index="251658240" draw:id="id4" draw:style-name="a4" draw:name="Rectángulo 26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41">
            <text:p text:style-name="P42">b.<text:s/><text:span text:style-name="T43">El estado del proyecto es visible fácilmente por la progresión secuencial entre fases claramente diferenciadas</text:span></text:p>
          </table:table-cell>
        </table:table-row>
        <table:table-row table:style-name="TableRow44">
          <table:table-cell table:style-name="TableCell45">
            <text:p text:style-name="P46"><draw:custom-shape svg:x="-0.03542in" svg:y="0.0375in" svg:width="0.20833in" svg:height="0.19792in" draw:z-index="251658240" draw:id="id5" draw:style-name="a5" draw:name="Rectángulo 25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47">
            <text:p text:style-name="P48">c. Los límites entre las fases son demasiado rígidos</text:p>
            <text:p text:style-name="P49"><text:s/></text:p>
          </table:table-cell>
        </table:table-row>
      </table:table>
      <text:p text:style-name="P50"><text:span text:style-name="T51">3.- U</text:span><text:span text:style-name="T52">n prototipo evolutivo es<text:s/></text:span></text:p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<draw:custom-shape svg:x="-0.03542in" svg:y="0.04097in" svg:width="0.20833in" svg:height="0.19792in" draw:z-index="251658240" draw:id="id6" draw:style-name="a6" draw:name="Rectángulo 24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59">
            <text:p text:style-name="P60">a. Un prototipo donde nunca se tienen en cuenta las interfases de usuario<text:s/></text:p>
            <text:p text:style-name="P61"/>
          </table:table-cell>
        </table:table-row>
        <table:table-row table:style-name="TableRow62">
          <table:table-cell table:style-name="TableCell63">
            <text:p text:style-name="P64"><draw:custom-shape svg:x="-0.03542in" svg:y="0.04444in" svg:width="0.20833in" svg:height="0.19792in" draw:z-index="251658240" draw:id="id7" draw:style-name="a7" draw:name="Rectángulo 23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65">
            <text:p text:style-name="P66">b. Un prototipo en el que la selección de los requisitos suele estar orientada a las interfases que se enseñarán a los usuarios</text:p>
          </table:table-cell>
        </table:table-row>
        <table:table-row table:style-name="TableRow67">
          <table:table-cell table:style-name="TableCell68">
            <text:p text:style-name="P69"><draw:custom-shape svg:x="-0.03542in" svg:y="0.04792in" svg:width="0.20833in" svg:height="0.19792in" draw:z-index="251658240" draw:id="id8" draw:style-name="a8" draw:name="Rectángulo 22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70">
            <text:p text:style-name="P71">c.<text:s/><text:span text:style-name="T72">Un prototipo donde se prueba un es</text:span><text:span text:style-name="T73">q</text:span><text:span text:style-name="T74">ueleto del sistema final con unos pocos requisitos funcionales sobre una arquitectura definitiva</text:span></text:p>
          </table:table-cell>
        </table:table-row>
      </table:table>
      <text:p text:style-name="P75"><text:span text:style-name="T76">4.- Un</text:span><text:span text:style-name="T77"><text:s/></text:span><text:span text:style-name="T78">prototipo evolutivo resulta conveniente emplearlo cuando</text:span></text:p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<draw:custom-shape svg:x="-0.03542in" svg:y="0.04097in" svg:width="0.20833in" svg:height="0.19792in" draw:z-index="251658240" draw:id="id9" draw:style-name="a9" draw:name="Rectángulo 21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85">
            <text:p text:style-name="P86">a. Se asume la estabilidad de los requisitos durante el desarrollo</text:p>
            <text:p text:style-name="P87"/>
          </table:table-cell>
        </table:table-row>
        <table:table-row table:style-name="TableRow88">
          <table:table-cell table:style-name="TableCell89">
            <text:p text:style-name="P90"><draw:custom-shape svg:x="-0.03542in" svg:y="0.04444in" svg:width="0.20833in" svg:height="0.19792in" draw:z-index="251658240" draw:id="id10" draw:style-name="a10" draw:name="Rectángulo 20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91">
            <text:p text:style-name="P92">b.<text:s/><text:span text:style-name="T93">Se desea minimizar riesgos para la arquitectura y detectar tempranamente dificultades en el desarrollo</text:span></text:p>
          </table:table-cell>
        </table:table-row>
        <table:table-row table:style-name="TableRow94">
          <table:table-cell table:style-name="TableCell95">
            <text:p text:style-name="P96"><draw:custom-shape svg:x="-0.03542in" svg:y="0.0375in" svg:width="0.20833in" svg:height="0.19792in" draw:z-index="251658240" draw:id="id11" draw:style-name="a11" draw:name="Rectángulo 19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97">
            <text:p text:style-name="P98">c. No es posible obtener realimentación de usuarios y clientes</text:p>
            <text:p text:style-name="P99"><text:s/></text:p>
          </table:table-cell>
        </table:table-row>
      </table:table>
      <text:p text:style-name="P100">5.- La perspectiva trascendental identificada por Garvin, desde las cuales la calidad del software puede ser definida<text:s/></text:p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<draw:custom-shape svg:x="-0.03542in" svg:y="0.04097in" svg:width="0.20833in" svg:height="0.19792in" draw:z-index="251658240" draw:id="id12" draw:style-name="a12" draw:name="Rectángulo 18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107">
            <text:p text:style-name="P108">a.<text:s/><text:span text:style-name="T109">Hace referencia al hecho de que la calidad es difícil de medir</text:span><text:s/></text:p>
            <text:p text:style-name="P110"/>
          </table:table-cell>
        </table:table-row>
        <table:table-row table:style-name="TableRow111">
          <table:table-cell table:style-name="TableCell112">
            <text:p text:style-name="P113"><draw:custom-shape svg:x="-0.03542in" svg:y="0.04444in" svg:width="0.20833in" svg:height="0.19792in" draw:z-index="251658240" draw:id="id13" draw:style-name="a13" draw:name="Rectángulo 17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114">
            <text:p text:style-name="P115">b. Permite medir la calidad en términos concretos<text:s/></text:p>
            <text:p text:style-name="P116"/>
          </table:table-cell>
        </table:table-row>
        <table:table-row table:style-name="TableRow117">
          <table:table-cell table:style-name="TableCell118">
            <text:p text:style-name="P119"><draw:custom-shape svg:x="-0.03542in" svg:y="0.04792in" svg:width="0.20833in" svg:height="0.19792in" draw:z-index="251658240" draw:id="id14" draw:style-name="a14" draw:name="Rectángulo 16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120">
            <text:p text:style-name="P121">c. Identifica la calidad del producto con la calidad de los procesos de producción y post-venta</text:p>
          </table:table-cell>
        </table:table-row>
      </table:table>
      <text:p text:style-name="P122"/>
      <text:p text:style-name="P123"><text:span text:style-name="T124">6.- La</text:span><text:s/><text:span text:style-name="T125">perspectiva revisión del producto definida por el modelo de calidad de McCall</text:span></text:p>
      <table:table table:style-name="Table126">
        <table:table-columns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<draw:custom-shape svg:x="-0.03542in" svg:y="0.04097in" svg:width="0.20833in" svg:height="0.19792in" draw:z-index="251658240" draw:id="id15" draw:style-name="a15" draw:name="Rectángulo 15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132">
            <text:p text:style-name="P133">a. Identifica los factores de calidad relativos a la capacidad de adaptación del software a distintos contextos operativos<text:s/></text:p>
          </table:table-cell>
        </table:table-row>
        <table:table-row table:style-name="TableRow134">
          <table:table-cell table:style-name="TableCell135">
            <text:p text:style-name="P136"><draw:custom-shape svg:x="-0.03542in" svg:y="0.04444in" svg:width="0.20833in" svg:height="0.19792in" draw:z-index="251658240" draw:id="id16" draw:style-name="a16" draw:name="Rectángulo 14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137">
            <text:p text:style-name="P138">b. Identifica los factores de calidad relacionados con la forma que el software lleva a cabo sus funcionalidades</text:p>
          </table:table-cell>
        </table:table-row>
        <table:table-row table:style-name="TableRow139">
          <table:table-cell table:style-name="TableCell140">
            <text:p text:style-name="P141"><draw:custom-shape svg:x="-0.03542in" svg:y="0.0375in" svg:width="0.20833in" svg:height="0.19792in" draw:z-index="251658240" draw:id="id17" draw:style-name="a17" draw:name="Rectángulo 13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142">
            <text:p text:style-name="P143">c.<text:s/><text:span text:style-name="T144">Estudia la capacidad del producto para adaptarse a los cambios</text:span></text:p>
            <text:p text:style-name="P145"/>
          </table:table-cell>
        </table:table-row>
      </table:table>
      <text:p text:style-name="P146">7.- El modelo de madurez de capacidades CMMI sirve<text:s/></text:p>
      <table:table table:style-name="Table147">
        <table:table-columns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<draw:custom-shape svg:x="-0.03542in" svg:y="0.04097in" svg:width="0.20833in" svg:height="0.19792in" draw:z-index="251658240" draw:id="id18" draw:style-name="a18" draw:name="Rectángulo 12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153">
            <text:p text:style-name="P154">a.<text:s/><text:span text:style-name="T155">Para certificar el nivel en el que se encuentra <text:s/>una organización</text:span><text:s/></text:p>
            <text:p text:style-name="P156"/>
          </table:table-cell>
        </table:table-row>
        <table:table-row table:style-name="TableRow157">
          <table:table-cell table:style-name="TableCell158">
            <text:p text:style-name="P159"><draw:custom-shape svg:x="-0.03542in" svg:y="0.04444in" svg:width="0.20833in" svg:height="0.19792in" draw:z-index="251658240" draw:id="id19" draw:style-name="a19" draw:name="Rectángulo 11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160">
            <text:p text:style-name="P161">b. Como referencia para evaluar la calidad de un proceso cualquiera</text:p>
            <text:p text:style-name="P162"/>
          </table:table-cell>
        </table:table-row>
        <table:table-row table:style-name="TableRow163">
          <table:table-cell table:style-name="TableCell164">
            <text:p text:style-name="P165"><draw:custom-shape svg:x="-0.03542in" svg:y="0.0375in" svg:width="0.20833in" svg:height="0.19792in" draw:z-index="251658240" draw:id="id20" draw:style-name="a20" draw:name="Rectángulo 10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166">
            <text:p text:style-name="P167">c. Para certificar la calidad del software</text:p>
            <text:p text:style-name="P168"><text:s/></text:p>
          </table:table-cell>
        </table:table-row>
      </table:table>
      <text:p text:style-name="P169">8.- El aseguramiento de la calidad, es</text:p>
      <table:table table:style-name="Table170">
        <table:table-columns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><draw:custom-shape svg:x="-0.03542in" svg:y="0.04097in" svg:width="0.20833in" svg:height="0.19792in" draw:z-index="251658240" draw:id="id21" draw:style-name="a21" draw:name="Rectángulo 9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176">
            <text:p text:style-name="P177">a. Un modelo que garantiza la calidad del proceso</text:p>
            <text:p text:style-name="P178"><text:s/></text:p>
          </table:table-cell>
        </table:table-row>
        <table:table-row table:style-name="TableRow179">
          <table:table-cell table:style-name="TableCell180">
            <text:p text:style-name="P181"><draw:custom-shape svg:x="-0.03542in" svg:y="0.04444in" svg:width="0.20833in" svg:height="0.19792in" draw:z-index="251658240" draw:id="id22" draw:style-name="a22" draw:name="Rectángulo 8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182">
            <text:p text:style-name="P183">b. Un conjunto de actividades a realizar en la fase de requisitos</text:p>
            <text:p text:style-name="P184"/>
          </table:table-cell>
        </table:table-row>
        <table:table-row table:style-name="TableRow185">
          <table:table-cell table:style-name="TableCell186">
            <text:p text:style-name="P187"><draw:custom-shape svg:x="-0.03542in" svg:y="0.0375in" svg:width="0.20833in" svg:height="0.19792in" draw:z-index="251658240" draw:id="id23" draw:style-name="a23" draw:name="Rectángulo 7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188">
            <text:p text:style-name="P189">c.<text:s/><text:span text:style-name="T190">La actividad de proporcionar evidencias que garanticen que la función de calidad se lleve a cabo adecuadamente</text:span></text:p>
          </table:table-cell>
        </table:table-row>
      </table:table>
      <text:p text:style-name="P191">9.- El proceso de software personal (PSP)<text:s/></text:p>
      <table:table table:style-name="Table192">
        <table:table-columns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P197"><draw:custom-shape svg:x="-0.03542in" svg:y="0.04097in" svg:width="0.20833in" svg:height="0.19792in" draw:z-index="251658240" draw:id="id24" draw:style-name="a24" draw:name="Rectángulo 6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198">
            <text:p text:style-name="P199">a. Es un proceso para certificar la calidad del software</text:p>
            <text:p text:style-name="P200"/>
          </table:table-cell>
        </table:table-row>
        <table:table-row table:style-name="TableRow201">
          <table:table-cell table:style-name="TableCell202">
            <text:p text:style-name="P203"><draw:custom-shape svg:x="-0.03542in" svg:y="0.04444in" svg:width="0.20833in" svg:height="0.19792in" draw:z-index="251658240" draw:id="id25" draw:style-name="a25" draw:name="Rectángulo 5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204">
            <text:p text:style-name="P205">b.<text:s/><text:span text:style-name="T206">Tiene como objetivo que los profesionales del software tomen conciencia y control de su trabajo</text:span></text:p>
            <text:p text:style-name="P207"/>
          </table:table-cell>
        </table:table-row>
        <table:table-row table:style-name="TableRow208">
          <table:table-cell table:style-name="TableCell209">
            <text:p text:style-name="P210"><draw:custom-shape svg:x="-0.03542in" svg:y="0.0375in" svg:width="0.20833in" svg:height="0.19792in" draw:z-index="251658240" draw:id="id26" draw:style-name="a26" draw:name="Rectángulo 4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211">
            <text:p text:style-name="P212">c. Es una metodología para evaluar calidad de productos software<text:s/></text:p>
            <text:p text:style-name="P213"><text:s/></text:p>
          </table:table-cell>
        </table:table-row>
      </table:table>
      <text:p text:style-name="P214"><text:span text:style-name="T215">10.-</text:span><text:s/><text:span text:style-name="T216">El modelo<text:s/></text:span><text:span text:style-name="T217">ISO/IEC 9126</text:span></text:p>
      <table:table table:style-name="Table218">
        <table:table-columns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<draw:custom-shape svg:x="-0.03542in" svg:y="0.04097in" svg:width="0.20833in" svg:height="0.19792in" draw:z-index="251658240" draw:id="id27" draw:style-name="a27" draw:name="Rectángulo 3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224">
            <text:p text:style-name="P225">a. Es un standard para evaluar la calidad de procesos</text:p>
            <text:p text:style-name="P226"/>
          </table:table-cell>
        </table:table-row>
        <table:table-row table:style-name="TableRow227">
          <table:table-cell table:style-name="TableCell228">
            <text:p text:style-name="P229"><draw:custom-shape svg:x="-0.03542in" svg:y="0.04444in" svg:width="0.20833in" svg:height="0.19792in" draw:z-index="251658240" draw:id="id28" draw:style-name="a28" draw:name="Rectángulo 2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230">
            <text:p text:style-name="P231">b.<text:s/><text:span text:style-name="T232">Es un standard para evaluación de la calidad del software</text:span></text:p>
            <text:p text:style-name="P233"/>
          </table:table-cell>
        </table:table-row>
        <table:table-row table:style-name="TableRow234">
          <table:table-cell table:style-name="TableCell235">
            <text:p text:style-name="P236"><draw:custom-shape svg:x="-0.03542in" svg:y="0.04792in" svg:width="0.20833in" svg:height="0.19792in" draw:z-index="251658240" draw:id="id29" draw:style-name="a29" draw:name="Rectángulo 1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237">
            <text:p text:style-name="P238">c. Es un standard para evaluar únicamente la calidad externa del software</text:p>
            <text:p text:style-name="P239"/>
          </table:table-cell>
        </table:table-row>
      </table:table>
      <text:p text:style-name="P240"/>
      <text:p text:style-name="P241"><text:span text:style-name="T242">3.- Un beneficio fundamental de</text:span><text:span text:style-name="T243">l<text:s/></text:span><text:span text:style-name="T244">modelo de proceso basados en prototipos</text:span><text:span text:style-name="T245"><text:s/></text:span><text:span text:style-name="T246"><text:s/></text:span></text:p>
      <table:table table:style-name="Table247">
        <table:table-columns>
          <table:table-column table:style-name="TableColumn248"/>
          <table:table-column table:style-name="TableColumn249"/>
        </table:table-columns>
        <table:table-row table:style-name="TableRow250">
          <table:table-cell table:style-name="TableCell251">
            <text:p text:style-name="P252"><draw:custom-shape svg:x="-0.03542in" svg:y="0.04097in" svg:width="0.20833in" svg:height="0.19792in" draw:z-index="251684864" draw:id="id30" draw:style-name="a30" draw:name="Rectángulo 54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253">
            <text:p text:style-name="P254">a.<text:s/><text:span text:style-name="T255">Es mejorar el entendimiento común de los requisitos al principio del desarrollo</text:span></text:p>
          </table:table-cell>
        </table:table-row>
        <table:table-row table:style-name="TableRow256">
          <table:table-cell table:style-name="TableCell257">
            <text:p text:style-name="P258"><draw:custom-shape svg:x="-0.03542in" svg:y="0.04444in" svg:width="0.20833in" svg:height="0.19792in" draw:z-index="251685888" draw:id="id31" draw:style-name="a31" draw:name="Rectángulo 53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259">
            <text:p text:style-name="P260">b. Es que clientes y usuarios se involucran al final del desarrollo</text:p>
            <text:p text:style-name="P261"/>
          </table:table-cell>
        </table:table-row>
        <table:table-row table:style-name="TableRow262">
          <table:table-cell table:style-name="TableCell263">
            <text:p text:style-name="P264"><draw:custom-shape svg:x="-0.03542in" svg:y="0.04792in" svg:width="0.20833in" svg:height="0.19792in" draw:z-index="251686912" draw:id="id32" draw:style-name="a32" draw:name="Rectángulo 52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265">
            <text:p text:style-name="P266">c. Es que siempre permite recortar costes en las empresas de desarrollo</text:p>
            <text:p text:style-name="P267"><text:s/></text:p>
          </table:table-cell>
        </table:table-row>
      </table:table>
      <text:p text:style-name="P268"><text:span text:style-name="T269">4.-<text:s/></text:span><text:span text:style-name="T270">Un punto fuerte</text:span><text:span text:style-name="T271"><text:s/>del<text:s/></text:span><text:span text:style-name="T272">modelo del ciclo de vida en espiral es que</text:span></text:p>
      <table:table table:style-name="Table273">
        <table:table-columns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<draw:custom-shape svg:x="-0.03542in" svg:y="0.04097in" svg:width="0.20833in" svg:height="0.19792in" draw:z-index="251687936" draw:id="id33" draw:style-name="a33" draw:name="Rectángulo 51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279">
            <text:p text:style-name="P280">a. La aplicación se desarrolla sin la colaboración de los usuarios</text:p>
            <text:p text:style-name="P281"/>
          </table:table-cell>
        </table:table-row>
        <table:table-row table:style-name="TableRow282">
          <table:table-cell table:style-name="TableCell283">
            <text:p text:style-name="P284"><draw:custom-shape svg:x="-0.03542in" svg:y="0.04444in" svg:width="0.20833in" svg:height="0.19792in" draw:z-index="251688960" draw:id="id34" draw:style-name="a34" draw:name="Rectángulo 50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285">
            <text:p text:style-name="P286">b. La gestión de riesgos no debe guiar el proceso de desarrollo</text:p>
            <text:p text:style-name="P287"/>
          </table:table-cell>
        </table:table-row>
        <table:table-row table:style-name="TableRow288">
          <table:table-cell table:style-name="TableCell289">
            <text:p text:style-name="P290"><draw:custom-shape svg:x="-0.03542in" svg:y="0.0375in" svg:width="0.20833in" svg:height="0.19792in" draw:z-index="251689984" draw:id="id35" draw:style-name="a35" draw:name="Rectángulo 49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291">
            <text:p text:style-name="P292">c.<text:s/><text:span text:style-name="T293">La aceptación del software es progresiva</text:span></text:p>
            <text:p text:style-name="P294"><text:s/></text:p>
          </table:table-cell>
        </table:table-row>
      </table:table>
      <text:p text:style-name="P295"/>
      <text:p text:style-name="P296"/>
      <text:p text:style-name="P297"/>
      <text:soft-page-break/>
      <text:p text:style-name="P298"><text:span text:style-name="T299">1.- En<text:s/></text:span><text:span text:style-name="T300">el modelo del ciclo de vida en cascada<text:s/></text:span></text:p>
      <table:table table:style-name="Table301">
        <table:table-columns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<draw:custom-shape svg:x="-0.03542in" svg:y="0.04097in" svg:width="0.20833in" svg:height="0.19792in" draw:z-index="251692032" draw:id="id36" draw:style-name="a36" draw:name="Rectángulo 90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307">
            <text:p text:style-name="P308">a. El sistema se entrega por partes en cada fase</text:p>
            <text:p text:style-name="P309"/>
          </table:table-cell>
        </table:table-row>
        <table:table-row table:style-name="TableRow310">
          <table:table-cell table:style-name="TableCell311">
            <text:p text:style-name="P312"><draw:custom-shape svg:x="-0.03542in" svg:y="0.04444in" svg:width="0.20833in" svg:height="0.19792in" draw:z-index="251693056" draw:id="id37" draw:style-name="a37" draw:name="Rectángulo 89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313">
            <text:p text:style-name="P314">b.<text:s/><text:span text:style-name="T315">Se permite la iteración entre fases para la corrección de errores</text:span></text:p>
            <text:p text:style-name="P316"/>
          </table:table-cell>
        </table:table-row>
        <table:table-row table:style-name="TableRow317">
          <table:table-cell table:style-name="TableCell318">
            <text:p text:style-name="P319"><draw:custom-shape svg:x="-0.03542in" svg:y="0.04792in" svg:width="0.20833in" svg:height="0.19792in" draw:z-index="251694080" draw:id="id38" draw:style-name="a38" draw:name="Rectángulo 88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320">
            <text:p text:style-name="P321">c. Las fronteras entre fases no están bien delimitadas</text:p>
            <text:p text:style-name="P322"><text:s/></text:p>
          </table:table-cell>
        </table:table-row>
      </table:table>
      <text:p text:style-name="P323"><text:span text:style-name="T324">2.- Una desventaja del<text:s/></text:span><text:span text:style-name="T325">modelo del ciclo de vida en cascada</text:span><text:span text:style-name="T326"><text:s/>es que</text:span></text:p>
      <table:table table:style-name="Table327">
        <table:table-columns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><draw:custom-shape svg:x="-0.03542in" svg:y="0.04097in" svg:width="0.20833in" svg:height="0.19792in" draw:z-index="251695104" draw:id="id39" draw:style-name="a39" draw:name="Rectángulo 87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333">
            <text:p text:style-name="P334">a.<text:s/><text:span text:style-name="T335">Se asume la estabilidad de los requisitos durante el desarrollo</text:span></text:p>
            <text:p text:style-name="P336"/>
          </table:table-cell>
        </table:table-row>
        <table:table-row table:style-name="TableRow337">
          <table:table-cell table:style-name="TableCell338">
            <text:p text:style-name="P339"><draw:custom-shape svg:x="-0.03542in" svg:y="0.04444in" svg:width="0.20833in" svg:height="0.19792in" draw:z-index="251696128" draw:id="id40" draw:style-name="a40" draw:name="Rectángulo 86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340">
            <text:p text:style-name="P341">b. La visibilidad del estado del proyecto resulta dificultosa</text:p>
            <text:p text:style-name="P342"/>
          </table:table-cell>
        </table:table-row>
        <table:table-row table:style-name="TableRow343">
          <table:table-cell table:style-name="TableCell344">
            <text:p text:style-name="P345"><draw:custom-shape svg:x="-0.03542in" svg:y="0.0375in" svg:width="0.20833in" svg:height="0.19792in" draw:z-index="251697152" draw:id="id41" draw:style-name="a41" draw:name="Rectángulo 85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346">
            <text:p text:style-name="P347">c. El sistema se entrega completo al final del proyecto</text:p>
            <text:p text:style-name="P348"><text:s/></text:p>
          </table:table-cell>
        </table:table-row>
      </table:table>
      <text:p text:style-name="P349">4.- Un prototipo desechable</text:p>
      <table:table table:style-name="Table350">
        <table:table-columns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>
            <text:p text:style-name="P355"><draw:custom-shape svg:x="-0.03542in" svg:y="0.04097in" svg:width="0.20833in" svg:height="0.19792in" draw:z-index="251701248" draw:id="id42" draw:style-name="a42" draw:name="Rectángulo 81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356">
            <text:p text:style-name="P357">a. Suele hacerse usando todos los criterios técnicos de la Ingeniería del software</text:p>
            <text:p text:style-name="P358"/>
          </table:table-cell>
        </table:table-row>
        <table:table-row table:style-name="TableRow359">
          <table:table-cell table:style-name="TableCell360">
            <text:p text:style-name="P361"><draw:custom-shape svg:x="-0.03542in" svg:y="0.04444in" svg:width="0.20833in" svg:height="0.19792in" draw:z-index="251702272" draw:id="id43" draw:style-name="a43" draw:name="Rectángulo 80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362">
            <text:p text:style-name="P363">b. Siempre es un modelo no ejecutable de un sistema futuro</text:p>
            <text:p text:style-name="P364"/>
          </table:table-cell>
        </table:table-row>
        <table:table-row table:style-name="TableRow365">
          <table:table-cell table:style-name="TableCell366">
            <text:p text:style-name="P367"><draw:custom-shape svg:x="-0.03542in" svg:y="0.0375in" svg:width="0.20833in" svg:height="0.19792in" draw:z-index="251703296" draw:id="id44" draw:style-name="a44" draw:name="Rectángulo 79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368">
            <text:p text:style-name="P369">c.<text:s/><text:span text:style-name="T370">Puede ser software realmente funcional o software que simula funcionalidad en la interfaz gráfica</text:span></text:p>
          </table:table-cell>
        </table:table-row>
      </table:table>
      <text:p text:style-name="P371"><text:span text:style-name="T372">5.- La</text:span><text:s/><text:span text:style-name="T373">perspectiva operación del producto definida por el modelo de calidad de<text:s/></text:span><text:span text:style-name="T374">McCall</text:span><text:span text:style-name="T375"><text:s/></text:span></text:p>
      <table:table table:style-name="Table376">
        <table:table-columns>
          <table:table-column table:style-name="TableColumn377"/>
          <table:table-column table:style-name="TableColumn378"/>
        </table:table-columns>
        <table:table-row table:style-name="TableRow379">
          <table:table-cell table:style-name="TableCell380">
            <text:p text:style-name="P381"><draw:custom-shape svg:x="-0.03542in" svg:y="0.04097in" svg:width="0.20833in" svg:height="0.19792in" draw:z-index="251704320" draw:id="id45" draw:style-name="a45" draw:name="Rectángulo 78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382">
            <text:p text:style-name="P383">a.<text:s/><text:span text:style-name="T384">Identifica los factores de calidad relacionados con la forma que el software lleva a cabo sus funcionalidades</text:span></text:p>
          </table:table-cell>
        </table:table-row>
        <table:table-row table:style-name="TableRow385">
          <table:table-cell table:style-name="TableCell386">
            <text:p text:style-name="P387"><draw:custom-shape svg:x="-0.03542in" svg:y="0.04444in" svg:width="0.20833in" svg:height="0.19792in" draw:z-index="251705344" draw:id="id46" draw:style-name="a46" draw:name="Rectángulo 77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388">
            <text:p text:style-name="P389">b. Estudia la capacidad del producto para adaptarse a los cambios</text:p>
            <text:p text:style-name="P390"/>
          </table:table-cell>
        </table:table-row>
        <table:table-row table:style-name="TableRow391">
          <table:table-cell table:style-name="TableCell392">
            <text:p text:style-name="P393"><draw:custom-shape svg:x="-0.03542in" svg:y="0.04792in" svg:width="0.20833in" svg:height="0.19792in" draw:z-index="251706368" draw:id="id47" draw:style-name="a47" draw:name="Rectángulo 76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394">
            <text:p text:style-name="P395">c. Identifica los factores de calidad relativos a la capacidad de adaptación del software a distintos contextos operativos<text:s/></text:p>
          </table:table-cell>
        </table:table-row>
      </table:table>
      <text:p text:style-name="P396"/>
      <text:p text:style-name="P397">6.- La perspectiva del valor identificada por Garvin, desde las cuales la calidad del software puede ser definida</text:p>
      <table:table table:style-name="Table398">
        <table:table-columns>
          <table:table-column table:style-name="TableColumn399"/>
          <table:table-column table:style-name="TableColumn400"/>
        </table:table-columns>
        <table:table-row table:style-name="TableRow401">
          <table:table-cell table:style-name="TableCell402">
            <text:p text:style-name="P403"><draw:custom-shape svg:x="-0.03542in" svg:y="0.04097in" svg:width="0.20833in" svg:height="0.19792in" draw:z-index="251707392" draw:id="id48" draw:style-name="a48" draw:name="Rectángulo 75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404">
            <text:p text:style-name="P405">a.<text:s/><text:span text:style-name="T406">Establece una relación entre cantidad de dinero a pagar por el cliente y calidad del producto</text:span><text:s/></text:p>
          </table:table-cell>
        </table:table-row>
        <table:table-row table:style-name="TableRow407">
          <table:table-cell table:style-name="TableCell408">
            <text:p text:style-name="P409"><draw:custom-shape svg:x="-0.03542in" svg:y="0.04444in" svg:width="0.20833in" svg:height="0.19792in" draw:z-index="251708416" draw:id="id49" draw:style-name="a49" draw:name="Rectángulo 74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410">
            <text:p text:style-name="P411">b. Permite medir la calidad en términos concretos</text:p>
            <text:p text:style-name="P412"/>
          </table:table-cell>
        </table:table-row>
        <table:table-row table:style-name="TableRow413">
          <table:table-cell table:style-name="TableCell414">
            <text:p text:style-name="P415"><draw:custom-shape svg:x="-0.03542in" svg:y="0.0375in" svg:width="0.20833in" svg:height="0.19792in" draw:z-index="251709440" draw:id="id50" draw:style-name="a50" draw:name="Rectángulo 73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416">
            <text:p text:style-name="P417">c. Relaciona la calidad con ciertas características de éste</text:p>
            <text:p text:style-name="P418"><text:s/></text:p>
          </table:table-cell>
        </table:table-row>
      </table:table>
      <text:p text:style-name="P419">7.- El modelo de madurez de capacidades CMMI es</text:p>
      <table:table table:style-name="Table420">
        <table:table-columns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p text:style-name="P425"><draw:custom-shape svg:x="-0.03542in" svg:y="0.04097in" svg:width="0.20833in" svg:height="0.19792in" draw:z-index="251710464" draw:id="id51" draw:style-name="a51" draw:name="Rectángulo 72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426">
            <text:p text:style-name="P427">a. Un proceso de desarrollo de software</text:p>
            <text:p text:style-name="P428"/>
          </table:table-cell>
        </table:table-row>
        <table:table-row table:style-name="TableRow429">
          <table:table-cell table:style-name="TableCell430">
            <text:p text:style-name="P431"><draw:custom-shape svg:x="-0.03542in" svg:y="0.04444in" svg:width="0.20833in" svg:height="0.19792in" draw:z-index="251711488" draw:id="id52" draw:style-name="a52" draw:name="Rectángulo 71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432">
            <text:p text:style-name="P433">b.<text:s/><text:span text:style-name="T434">Un conjunto de características que describen ciertos aspectos en una organización</text:span></text:p>
          </table:table-cell>
        </table:table-row>
        <table:table-row table:style-name="TableRow435">
          <table:table-cell table:style-name="TableCell436">
            <text:p text:style-name="P437"><draw:custom-shape svg:x="-0.03542in" svg:y="0.04792in" svg:width="0.20833in" svg:height="0.19792in" draw:z-index="251712512" draw:id="id53" draw:style-name="a53" draw:name="Rectángulo 70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438">
            <text:p text:style-name="P439">c. Un conjunto de normas usadas para medir la calidad del software</text:p>
            <text:p text:style-name="P440"><text:s/></text:p>
          </table:table-cell>
        </table:table-row>
      </table:table>
      <text:p text:style-name="P441"/>
      <text:p text:style-name="P442"/>
      <text:p text:style-name="P443"/>
      <text:soft-page-break/>
      <text:p text:style-name="P444">8.- En relación al modelo de madurez de capacidades CMMI, la representación continua y la representación por etapas<text:s/></text:p>
      <table:table table:style-name="Table445">
        <table:table-columns>
          <table:table-column table:style-name="TableColumn446"/>
          <table:table-column table:style-name="TableColumn447"/>
        </table:table-columns>
        <table:table-row table:style-name="TableRow448">
          <table:table-cell table:style-name="TableCell449">
            <text:p text:style-name="P450"><draw:custom-shape svg:x="-0.03542in" svg:y="0.04097in" svg:width="0.20833in" svg:height="0.19792in" draw:z-index="251719680" draw:id="id54" draw:style-name="a54" draw:name="Rectángulo 69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451">
            <text:p text:style-name="P452">a. Son semejantes pues ambas usan los denominados niveles de madurez</text:p>
            <text:p text:style-name="P453"><text:s/></text:p>
          </table:table-cell>
        </table:table-row>
        <table:table-row table:style-name="TableRow454">
          <table:table-cell table:style-name="TableCell455">
            <text:p text:style-name="P456"><draw:custom-shape svg:x="-0.03542in" svg:y="0.04444in" svg:width="0.20833in" svg:height="0.19792in" draw:z-index="251720704" draw:id="id55" draw:style-name="a55" draw:name="Rectángulo 68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457">
            <text:p text:style-name="P458">b. Son semejantes pues ambas usan los denominados niveles de capacitación</text:p>
            <text:p text:style-name="P459"/>
          </table:table-cell>
        </table:table-row>
        <table:table-row table:style-name="TableRow460">
          <table:table-cell table:style-name="TableCell461">
            <text:p text:style-name="P462"><draw:custom-shape svg:x="-0.03542in" svg:y="0.0375in" svg:width="0.20833in" svg:height="0.19792in" draw:z-index="251721728" draw:id="id56" draw:style-name="a56" draw:name="Rectángulo 67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463">
            <text:p text:style-name="P464">c.<text:s/><text:span text:style-name="T465">Se diferencian en el enfoque para medir la mejora de procesos<text:s/></text:span></text:p>
            <text:p text:style-name="P466"/>
          </table:table-cell>
        </table:table-row>
      </table:table>
      <text:p text:style-name="P467">9.- Six Sigma es<text:s/></text:p>
      <table:table table:style-name="Table468">
        <table:table-columns>
          <table:table-column table:style-name="TableColumn469"/>
          <table:table-column table:style-name="TableColumn470"/>
        </table:table-columns>
        <table:table-row table:style-name="TableRow471">
          <table:table-cell table:style-name="TableCell472">
            <text:p text:style-name="P473"><draw:custom-shape svg:x="-0.03542in" svg:y="0.04097in" svg:width="0.20833in" svg:height="0.19792in" draw:z-index="251713536" draw:id="id57" draw:style-name="a57" draw:name="Rectángulo 66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474">
            <text:p text:style-name="P475">a. Es un proceso para certificar la calidad del software</text:p>
            <text:p text:style-name="P476"/>
          </table:table-cell>
        </table:table-row>
        <table:table-row table:style-name="TableRow477">
          <table:table-cell table:style-name="TableCell478">
            <text:p text:style-name="P479"><draw:custom-shape svg:x="-0.03542in" svg:y="0.04444in" svg:width="0.20833in" svg:height="0.19792in" draw:z-index="251714560" draw:id="id58" draw:style-name="a58" draw:name="Rectángulo 65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480">
            <text:p text:style-name="P481">b.<text:s/><text:span text:style-name="T482">Una metodología orientada a procesos</text:span></text:p>
            <text:p text:style-name="P483"/>
          </table:table-cell>
        </table:table-row>
        <table:table-row table:style-name="TableRow484">
          <table:table-cell table:style-name="TableCell485">
            <text:p text:style-name="P486"><draw:custom-shape svg:x="-0.03542in" svg:y="0.0375in" svg:width="0.20833in" svg:height="0.19792in" draw:z-index="251715584" draw:id="id59" draw:style-name="a59" draw:name="Rectángulo 64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487">
            <text:p text:style-name="P488">c. Es una metodología para evaluar calidad de productos software<text:s/></text:p>
            <text:p text:style-name="P489"><text:s/></text:p>
          </table:table-cell>
        </table:table-row>
      </table:table>
      <text:p text:style-name="Normal"/>
      <text:p text:style-name="P490">1.- Uno de los <text:s/>principios en los que se basa el Proceso Unificado es</text:p>
      <table:table table:style-name="Table491">
        <table:table-columns>
          <table:table-column table:style-name="TableColumn492"/>
          <table:table-column table:style-name="TableColumn493"/>
        </table:table-columns>
        <table:table-row table:style-name="TableRow494">
          <table:table-cell table:style-name="TableCell495">
            <text:p text:style-name="P496"><draw:custom-shape svg:x="-0.03542in" svg:y="0.04097in" svg:width="0.20833in" svg:height="0.19792in" draw:z-index="251723776" draw:id="id60" draw:style-name="a60" draw:name="Rectángulo 120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497">
            <text:p text:style-name="P498">a. Iteración entre fases</text:p>
            <text:p text:style-name="P499"/>
          </table:table-cell>
        </table:table-row>
        <table:table-row table:style-name="TableRow500">
          <table:table-cell table:style-name="TableCell501">
            <text:p text:style-name="P502"><draw:custom-shape svg:x="-0.03542in" svg:y="0.04444in" svg:width="0.20833in" svg:height="0.19792in" draw:z-index="251724800" draw:id="id61" draw:style-name="a61" draw:name="Rectángulo 119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503">
            <text:p text:style-name="P504">b.<text:s/><text:span text:style-name="T505">Los casos de uso se utilizan como guía de todas las actividades del proceso</text:span></text:p>
          </table:table-cell>
        </table:table-row>
        <table:table-row table:style-name="TableRow506">
          <table:table-cell table:style-name="TableCell507">
            <text:p text:style-name="P508"><draw:custom-shape svg:x="-0.03542in" svg:y="0.04792in" svg:width="0.20833in" svg:height="0.19792in" draw:z-index="251725824" draw:id="id62" draw:style-name="a62" draw:name="Rectángulo 118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509">
            <text:p text:style-name="P510">c. No priorizar riesgos</text:p>
            <text:p text:style-name="P511"><text:s/></text:p>
          </table:table-cell>
        </table:table-row>
      </table:table>
      <text:p text:style-name="P512">2.- Un ejemplo de marco de proceso es</text:p>
      <table:table table:style-name="Table513">
        <table:table-columns>
          <table:table-column table:style-name="TableColumn514"/>
          <table:table-column table:style-name="TableColumn515"/>
        </table:table-columns>
        <table:table-row table:style-name="TableRow516">
          <table:table-cell table:style-name="TableCell517">
            <text:p text:style-name="P518"><draw:custom-shape svg:x="-0.03542in" svg:y="0.04097in" svg:width="0.20833in" svg:height="0.19792in" draw:z-index="251726848" draw:id="id63" draw:style-name="a63" draw:name="Rectángulo 117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519">
            <text:p text:style-name="P520">a.<text:s/><text:span text:style-name="T521">Proceso Unificado</text:span></text:p>
            <text:p text:style-name="P522"/>
          </table:table-cell>
        </table:table-row>
        <table:table-row table:style-name="TableRow523">
          <table:table-cell table:style-name="TableCell524">
            <text:p text:style-name="P525"><draw:custom-shape svg:x="-0.03542in" svg:y="0.04444in" svg:width="0.20833in" svg:height="0.19792in" draw:z-index="251727872" draw:id="id64" draw:style-name="a64" draw:name="Rectángulo 116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526">
            <text:p text:style-name="P527">b. Ciclo de vida en espiral</text:p>
            <text:p text:style-name="P528"/>
          </table:table-cell>
        </table:table-row>
        <table:table-row table:style-name="TableRow529">
          <table:table-cell table:style-name="TableCell530">
            <text:p text:style-name="P531"><draw:custom-shape svg:x="-0.03542in" svg:y="0.0375in" svg:width="0.20833in" svg:height="0.19792in" draw:z-index="251731968" draw:id="id65" draw:style-name="a65" draw:name="Rectángulo 115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532">
            <text:p text:style-name="P533">c. Desarrollo basado en prototipos</text:p>
            <text:p text:style-name="P534"><text:s/></text:p>
          </table:table-cell>
        </table:table-row>
      </table:table>
      <text:p text:style-name="P535"><text:span text:style-name="T536">3.- Usando el<text:s/></text:span><text:span text:style-name="T537">modelo del ciclo de vida en espiral<text:s/></text:span></text:p>
      <table:table table:style-name="Table538">
        <table:table-columns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P543"><draw:custom-shape svg:x="-0.03542in" svg:y="0.04097in" svg:width="0.20833in" svg:height="0.19792in" draw:z-index="251732992" draw:id="id66" draw:style-name="a66" draw:name="Rectángulo 114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544">
            <text:p text:style-name="P545">a.<text:s/><text:span text:style-name="T546">El proyecto puede alargarse innecesariamente pues el número de vueltas queda indefinido</text:span></text:p>
          </table:table-cell>
        </table:table-row>
        <table:table-row table:style-name="TableRow547">
          <table:table-cell table:style-name="TableCell548">
            <text:p text:style-name="P549"><draw:custom-shape svg:x="-0.03542in" svg:y="0.04444in" svg:width="0.20833in" svg:height="0.19792in" draw:z-index="251734016" draw:id="id67" draw:style-name="a67" draw:name="Rectángulo 113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550">
            <text:p text:style-name="P551">b. Los casos de uso guían todas las actividades del proceso</text:p>
            <text:p text:style-name="P552"/>
          </table:table-cell>
        </table:table-row>
        <table:table-row table:style-name="TableRow553">
          <table:table-cell table:style-name="TableCell554">
            <text:p text:style-name="P555"><draw:custom-shape svg:x="-0.03542in" svg:y="0.04792in" svg:width="0.20833in" svg:height="0.19792in" draw:z-index="251735040" draw:id="id68" draw:style-name="a68" draw:name="Rectángulo 112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556">
            <text:p text:style-name="P557">c. No se requiere una elevada implicación del usuario<text:s/></text:p>
            <text:p text:style-name="P558"><text:s/></text:p>
          </table:table-cell>
        </table:table-row>
      </table:table>
      <text:p text:style-name="P559"/>
      <text:p text:style-name="P560"/>
      <text:p text:style-name="P561"/>
      <text:p text:style-name="P562">5.- El modelo de calidad de Boëhm, está basado en</text:p>
      <table:table table:style-name="Table563">
        <table:table-columns>
          <table:table-column table:style-name="TableColumn564"/>
          <table:table-column table:style-name="TableColumn565"/>
        </table:table-columns>
        <table:table-row table:style-name="TableRow566">
          <table:table-cell table:style-name="TableCell567">
            <text:p text:style-name="P568"><draw:custom-shape svg:x="-0.03542in" svg:y="0.04097in" svg:width="0.20833in" svg:height="0.19792in" draw:z-index="251739136" draw:id="id69" draw:style-name="a69" draw:name="Rectángulo 108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569">
            <text:p text:style-name="P570">a. Los factores de calidad relativos a la capacidad de adaptación del software a distintos contextos operativos<text:s/></text:p>
          </table:table-cell>
        </table:table-row>
        <table:table-row table:style-name="TableRow571">
          <table:table-cell table:style-name="TableCell572">
            <text:p text:style-name="P573"><draw:custom-shape svg:x="-0.03542in" svg:y="0.04444in" svg:width="0.20833in" svg:height="0.19792in" draw:z-index="251740160" draw:id="id70" draw:style-name="a70" draw:name="Rectángulo 107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574">
            <text:p text:style-name="P575">b.<text:s/><text:span text:style-name="T576">La definición de tres utilidades principales</text:span></text:p>
          </table:table-cell>
        </table:table-row>
        <table:table-row table:style-name="TableRow577">
          <table:table-cell table:style-name="TableCell578">
            <text:p text:style-name="P579"><draw:custom-shape svg:x="-0.03542in" svg:y="0.0375in" svg:width="0.20833in" svg:height="0.19792in" draw:z-index="251741184" draw:id="id71" draw:style-name="a71" draw:name="Rectángulo 106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580">
            <text:p text:style-name="P581">c. La capacidad del producto para adaptarse a los cambios</text:p>
            <text:p text:style-name="P582"/>
          </table:table-cell>
        </table:table-row>
      </table:table>
      <text:p text:style-name="P583"/>
      <text:soft-page-break/>
      <text:p text:style-name="P584">7.- En relación al modelo de madurez de capacidades CMMI, la representación continua es<text:s/></text:p>
      <table:table table:style-name="Table585">
        <table:table-columns>
          <table:table-column table:style-name="TableColumn586"/>
          <table:table-column table:style-name="TableColumn587"/>
        </table:table-columns>
        <table:table-row table:style-name="TableRow588">
          <table:table-cell table:style-name="TableCell589">
            <text:p text:style-name="P590"><draw:custom-shape svg:x="-0.03542in" svg:y="0.04097in" svg:width="0.20833in" svg:height="0.19792in" draw:z-index="251745280" draw:id="id72" draw:style-name="a72" draw:name="Rectángulo 102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591">
            <text:p text:style-name="P592">a. Una forma que emplea los llamados niveles de madurez</text:p>
            <text:p text:style-name="P593"/>
          </table:table-cell>
        </table:table-row>
        <table:table-row table:style-name="TableRow594">
          <table:table-cell table:style-name="TableCell595">
            <text:p text:style-name="P596"><draw:custom-shape svg:x="-0.03542in" svg:y="0.04444in" svg:width="0.20833in" svg:height="0.19792in" draw:z-index="251746304" draw:id="id73" draw:style-name="a73" draw:name="Rectángulo 101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597">
            <text:p text:style-name="P598">b.<text:s/><text:span text:style-name="T599">Una forma de medir la mejora de procesos en las organizaciones</text:span></text:p>
            <text:p text:style-name="P600"/>
          </table:table-cell>
        </table:table-row>
        <table:table-row table:style-name="TableRow601">
          <table:table-cell table:style-name="TableCell602">
            <text:p text:style-name="P603"><draw:custom-shape svg:x="-0.03542in" svg:y="0.0375in" svg:width="0.20833in" svg:height="0.19792in" draw:z-index="251747328" draw:id="id74" draw:style-name="a74" draw:name="Rectángulo 100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604">
            <text:p text:style-name="P605">c. La capacidad de adaptación a los cambios en las organizaciones</text:p>
            <text:p text:style-name="P606"/>
          </table:table-cell>
        </table:table-row>
      </table:table>
      <text:p text:style-name="P607">8.- El aseguramiento de la calidad, según Fenton, impone que en las fases de especificación y diseño<text:s/></text:p>
      <table:table table:style-name="Table608">
        <table:table-columns>
          <table:table-column table:style-name="TableColumn609"/>
          <table:table-column table:style-name="TableColumn610"/>
        </table:table-columns>
        <table:table-row table:style-name="TableRow611">
          <table:table-cell table:style-name="TableCell612">
            <text:p text:style-name="P613"><draw:custom-shape svg:x="-0.03542in" svg:y="0.04097in" svg:width="0.20833in" svg:height="0.19792in" draw:z-index="251751424" draw:id="id75" draw:style-name="a75" draw:name="Rectángulo 99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614">
            <text:p text:style-name="P615">a.<text:s/><text:span text:style-name="T616">Se realicen y midan revisiones e inspecciones de la documentación que se genera</text:span><text:s/></text:p>
          </table:table-cell>
        </table:table-row>
        <table:table-row table:style-name="TableRow617">
          <table:table-cell table:style-name="TableCell618">
            <text:p text:style-name="P619"><draw:custom-shape svg:x="-0.03542in" svg:y="0.04444in" svg:width="0.20833in" svg:height="0.19792in" draw:z-index="251752448" draw:id="id76" draw:style-name="a76" draw:name="Rectángulo 98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620">
            <text:p text:style-name="P621">b. Se determine la viabilidad del proyecto</text:p>
            <text:p text:style-name="P622"><text:s/></text:p>
          </table:table-cell>
        </table:table-row>
        <table:table-row table:style-name="TableRow623">
          <table:table-cell table:style-name="TableCell624">
            <text:p text:style-name="P625"><draw:custom-shape svg:x="-0.03542in" svg:y="0.04792in" svg:width="0.20833in" svg:height="0.19792in" draw:z-index="251753472" draw:id="id77" draw:style-name="a77" draw:name="Rectángulo 97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626">
            <text:p text:style-name="P627">c. Se planifique la auditoría del proyecto</text:p>
            <text:p text:style-name="P628"/>
          </table:table-cell>
        </table:table-row>
      </table:table>
      <text:p text:style-name="P629"><text:span text:style-name="T630">10.-</text:span><text:span text:style-name="T631"><text:s/></text:span><text:span text:style-name="T632">ITIL (Information Technology Infrastructure Library)</text:span></text:p>
      <table:table table:style-name="Table633">
        <table:table-columns>
          <table:table-column table:style-name="TableColumn634"/>
          <table:table-column table:style-name="TableColumn635"/>
        </table:table-columns>
        <table:table-row table:style-name="TableRow636">
          <table:table-cell table:style-name="TableCell637">
            <text:p text:style-name="P638"><draw:custom-shape svg:x="-0.03542in" svg:y="0.04097in" svg:width="0.20833in" svg:height="0.19792in" draw:z-index="251748352" draw:id="id78" draw:style-name="a78" draw:name="Rectángulo 93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639">
            <text:p text:style-name="P640">a. Engloba la gestión financiera dentro del área de los servicios de soporte</text:p>
            <text:p text:style-name="P641"/>
          </table:table-cell>
        </table:table-row>
        <table:table-row table:style-name="TableRow642">
          <table:table-cell table:style-name="TableCell643">
            <text:p text:style-name="P644"><draw:custom-shape svg:x="-0.03542in" svg:y="0.04444in" svg:width="0.20833in" svg:height="0.19792in" draw:z-index="251749376" draw:id="id79" draw:style-name="a79" draw:name="Rectángulo 92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645">
            <text:p text:style-name="P646">b. Es un modelo para evaluación de la calidad del software</text:p>
            <text:p text:style-name="P647"/>
          </table:table-cell>
        </table:table-row>
        <table:table-row table:style-name="TableRow648">
          <table:table-cell table:style-name="TableCell649">
            <text:p text:style-name="P650"><draw:custom-shape svg:x="-0.03542in" svg:y="0.04792in" svg:width="0.20833in" svg:height="0.19792in" draw:z-index="251750400" draw:id="id80" draw:style-name="a80" draw:name="Rectángulo 91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651">
            <text:p text:style-name="P652">c.<text:s/><text:span text:style-name="T653">Es un modelo de gestión de servicios de tecnologías de la información</text:span></text:p>
            <text:p text:style-name="P654"/>
          </table:table-cell>
        </table:table-row>
      </table:table>
      <text:p text:style-name="P655"/>
      <text:p text:style-name="P656"><text:span text:style-name="T657">1.-</text:span><text:s/><text:span text:style-name="T658">Un marco de proceso de software es</text:span></text:p>
      <table:table table:style-name="Table659">
        <table:table-columns>
          <table:table-column table:style-name="TableColumn660"/>
          <table:table-column table:style-name="TableColumn661"/>
        </table:table-columns>
        <table:table-row table:style-name="TableRow662">
          <table:table-cell table:style-name="TableCell663">
            <text:p text:style-name="P664"><draw:custom-shape svg:x="-0.03542in" svg:y="0.04097in" svg:width="0.20833in" svg:height="0.19792in" draw:z-index="251759616" draw:id="id81" draw:style-name="a81" draw:name="Rectángulo 150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665">
            <text:p text:style-name="P666">a. Una definición genérica de un proceso software que puede aplicarse a muchas situaciones</text:p>
          </table:table-cell>
        </table:table-row>
        <table:table-row table:style-name="TableRow667">
          <table:table-cell table:style-name="TableCell668">
            <text:p text:style-name="P669"><draw:custom-shape svg:x="-0.03542in" svg:y="0.04444in" svg:width="0.20833in" svg:height="0.19792in" draw:z-index="251760640" draw:id="id82" draw:style-name="a82" draw:name="Rectángulo 149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670">
            <text:p text:style-name="P671">b. Un método usado en los procesos software<text:s/></text:p>
            <text:p text:style-name="P672"/>
          </table:table-cell>
        </table:table-row>
        <table:table-row table:style-name="TableRow673">
          <table:table-cell table:style-name="TableCell674">
            <text:p text:style-name="P675"><draw:custom-shape svg:x="-0.03542in" svg:y="0.04792in" svg:width="0.20833in" svg:height="0.19792in" draw:z-index="251755520" draw:id="id83" draw:style-name="a83" draw:name="Rectángulo 148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676">
            <text:p text:style-name="P677">c. Una especificación de una fase de un proceso de software</text:p>
            <text:p text:style-name="P678"><text:s/></text:p>
          </table:table-cell>
        </table:table-row>
      </table:table>
      <text:p text:style-name="P679"><text:span text:style-name="T680">2.-</text:span><text:s/><text:span text:style-name="T681">La diferencia entre un marco de proceso y un modelo de proceso es</text:span></text:p>
      <table:table table:style-name="Table682">
        <table:table-columns>
          <table:table-column table:style-name="TableColumn683"/>
          <table:table-column table:style-name="TableColumn684"/>
        </table:table-columns>
        <table:table-row table:style-name="TableRow685">
          <table:table-cell table:style-name="TableCell686">
            <text:p text:style-name="P687"><draw:custom-shape svg:x="-0.03542in" svg:y="0.04097in" svg:width="0.20833in" svg:height="0.19792in" draw:z-index="251756544" draw:id="id84" draw:style-name="a84" draw:name="Rectángulo 147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688">
            <text:p text:style-name="P689">a. Un marco de proceso permite la iteración entre fases para corrección de errores mientras que un modelo no lo permite</text:p>
          </table:table-cell>
        </table:table-row>
        <table:table-row table:style-name="TableRow690">
          <table:table-cell table:style-name="TableCell691">
            <text:p text:style-name="P692"><draw:custom-shape svg:x="-0.03542in" svg:y="0.04444in" svg:width="0.20833in" svg:height="0.19792in" draw:z-index="251757568" draw:id="id85" draw:style-name="a85" draw:name="Rectángulo 146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693">
            <text:p text:style-name="P694">b. Un marco de proceso proporciona un nivel de detalle y formalización mayor que un modelo de proceso</text:p>
          </table:table-cell>
        </table:table-row>
        <table:table-row table:style-name="TableRow695">
          <table:table-cell table:style-name="TableCell696">
            <text:p text:style-name="P697"><draw:custom-shape svg:x="-0.03542in" svg:y="0.0375in" svg:width="0.20833in" svg:height="0.19792in" draw:z-index="251758592" draw:id="id86" draw:style-name="a86" draw:name="Rectángulo 145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698">
            <text:p text:style-name="P699">c. En un marco de proceso las fronteras entre fases están bien delimitadas mientras que en un modelo de proceso no es así</text:p>
          </table:table-cell>
        </table:table-row>
      </table:table>
      <text:p text:style-name="P700"/>
      <text:p text:style-name="P701"/>
      <text:p text:style-name="P702"><text:span text:style-name="T703">3.-</text:span><text:s/><text:span text:style-name="T704">En el desarrollo iterativo e incremental</text:span></text:p>
      <table:table table:style-name="Table705">
        <table:table-columns>
          <table:table-column table:style-name="TableColumn706"/>
          <table:table-column table:style-name="TableColumn707"/>
        </table:table-columns>
        <table:table-row table:style-name="TableRow708">
          <table:table-cell table:style-name="TableCell709">
            <text:p text:style-name="P710"><draw:custom-shape svg:x="-0.03542in" svg:y="0.04097in" svg:width="0.20833in" svg:height="0.19792in" draw:z-index="251765760" draw:id="id87" draw:style-name="a87" draw:name="Rectángulo 144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711">
            <text:p text:style-name="P712">a. No se corre el riesgo de que la funcionalidad de un proyecto crezca continuamente</text:p>
          </table:table-cell>
        </table:table-row>
        <table:table-row table:style-name="TableRow713">
          <table:table-cell table:style-name="TableCell714">
            <text:p text:style-name="P715"><draw:custom-shape svg:x="-0.03542in" svg:y="0.04444in" svg:width="0.20833in" svg:height="0.19792in" draw:z-index="251766784" draw:id="id88" draw:style-name="a88" draw:name="Rectángulo 143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716">
            <text:p text:style-name="P717">b. El software se entrega al final del proyecto</text:p>
            <text:p text:style-name="P718"/>
          </table:table-cell>
        </table:table-row>
        <table:table-row table:style-name="TableRow719">
          <table:table-cell table:style-name="TableCell720">
            <text:p text:style-name="P721"><draw:custom-shape svg:x="-0.03542in" svg:y="0.04792in" svg:width="0.20833in" svg:height="0.19792in" draw:z-index="251761664" draw:id="id89" draw:style-name="a89" draw:name="Rectángulo 142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722">
            <text:p text:style-name="P723">c.<text:s/><text:span text:style-name="T724">Se facilita la incorporación de personal durante el tiempo de desarrollo del proyecto</text:span></text:p>
          </table:table-cell>
        </table:table-row>
      </table:table>
      <text:p text:style-name="P725"><text:span text:style-name="T726">4.-</text:span><text:s/><text:span text:style-name="T727">Los procesos de contexto del sistema en el modelo ISO/IEC 12207</text:span></text:p>
      <table:table table:style-name="Table728">
        <table:table-columns>
          <table:table-column table:style-name="TableColumn729"/>
          <table:table-column table:style-name="TableColumn730"/>
        </table:table-columns>
        <table:table-row table:style-name="TableRow731">
          <table:table-cell table:style-name="TableCell732">
            <text:p text:style-name="P733"><draw:custom-shape svg:x="-0.03542in" svg:y="0.04097in" svg:width="0.20833in" svg:height="0.19792in" draw:z-index="251762688" draw:id="id90" draw:style-name="a90" draw:name="Rectángulo 141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734">
            <text:p text:style-name="P735">a. Son actividades específicas de la Ingeniería de Software</text:p>
            <text:p text:style-name="P736"/>
          </table:table-cell>
        </table:table-row>
        <table:table-row table:style-name="TableRow737">
          <table:table-cell table:style-name="TableCell738">
            <text:p text:style-name="P739"><draw:custom-shape svg:x="-0.03542in" svg:y="0.04444in" svg:width="0.20833in" svg:height="0.19792in" draw:z-index="251763712" draw:id="id91" draw:style-name="a91" draw:name="Rectángulo 140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740">
            <text:p text:style-name="P741">b. Pueden ser actividades de sistematización previas al desarrollo</text:p>
            <text:p text:style-name="P742"/>
          </table:table-cell>
        </table:table-row>
        <table:table-row table:style-name="TableRow743">
          <table:table-cell table:style-name="TableCell744">
            <text:p text:style-name="P745"><draw:custom-shape svg:x="-0.03542in" svg:y="0.0375in" svg:width="0.20833in" svg:height="0.19792in" draw:z-index="251764736" draw:id="id92" draw:style-name="a92" draw:name="Rectángulo 139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746">
            <text:p text:style-name="P747">c. Son procesos de análisis de requisitos del software</text:p>
            <text:p text:style-name="P748"><text:s/></text:p>
          </table:table-cell>
        </table:table-row>
      </table:table>
      <text:p text:style-name="P749"/>
      <text:p text:style-name="P750"><text:span text:style-name="T751">7.-</text:span><text:s/><text:span text:style-name="T752">El modelo ISO/IEC 15504, también conocido como modelo SPICE</text:span></text:p>
      <table:table table:style-name="Table753">
        <table:table-columns>
          <table:table-column table:style-name="TableColumn754"/>
          <table:table-column table:style-name="TableColumn755"/>
        </table:table-columns>
        <table:table-row table:style-name="TableRow756">
          <table:table-cell table:style-name="TableCell757">
            <text:p text:style-name="P758"><draw:custom-shape svg:x="-0.03542in" svg:y="0.04097in" svg:width="0.20833in" svg:height="0.19792in" draw:z-index="251774976" draw:id="id93" draw:style-name="a93" draw:name="Rectángulo 132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759">
            <text:p text:style-name="P760">a. Es un standard para evaluar la calidad de un producto software</text:p>
            <text:p text:style-name="P761"/>
          </table:table-cell>
        </table:table-row>
        <table:table-row table:style-name="TableRow762">
          <table:table-cell table:style-name="TableCell763">
            <text:p text:style-name="P764"><draw:custom-shape svg:x="-0.03542in" svg:y="0.04444in" svg:width="0.20833in" svg:height="0.19792in" draw:z-index="251776000" draw:id="id94" draw:style-name="a94" draw:name="Rectángulo 131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765">
            <text:p text:style-name="P766">b.<text:s/><text:span text:style-name="T767">Define un marco de trabajo de evaluación y mejora de procesos</text:span></text:p>
            <text:p text:style-name="P768"/>
          </table:table-cell>
        </table:table-row>
        <table:table-row table:style-name="TableRow769">
          <table:table-cell table:style-name="TableCell770">
            <text:p text:style-name="P771"><draw:custom-shape svg:x="-0.03542in" svg:y="0.04792in" svg:width="0.20833in" svg:height="0.19792in" draw:z-index="251773952" draw:id="id95" draw:style-name="a95" draw:name="Rectángulo 130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772">
            <text:p text:style-name="P773">c. Es un standard para evaluar unicamente la calidad externa del software</text:p>
            <text:p text:style-name="P774"/>
          </table:table-cell>
        </table:table-row>
      </table:table>
      <text:p text:style-name="P775">8.- En el modelo ISO/IEC 15504, también conocido como modelo SPICE<text:s/></text:p>
      <table:table table:style-name="Table776">
        <table:table-columns>
          <table:table-column table:style-name="TableColumn777"/>
          <table:table-column table:style-name="TableColumn778"/>
        </table:table-columns>
        <table:table-row table:style-name="TableRow779">
          <table:table-cell table:style-name="TableCell780">
            <text:p text:style-name="P781"><draw:custom-shape svg:x="-0.03542in" svg:y="0.04097in" svg:width="0.20833in" svg:height="0.19792in" draw:z-index="251777024" draw:id="id96" draw:style-name="a96" draw:name="Rectángulo 129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782">
            <text:p text:style-name="P783">a. Se mide la capacidad de los procesos de 0 a 5</text:p>
            <text:p text:style-name="P784"/>
          </table:table-cell>
        </table:table-row>
        <table:table-row table:style-name="TableRow785">
          <table:table-cell table:style-name="TableCell786">
            <text:p text:style-name="P787"><draw:custom-shape svg:x="-0.03542in" svg:y="0.04444in" svg:width="0.20833in" svg:height="0.19792in" draw:z-index="251778048" draw:id="id97" draw:style-name="a97" draw:name="Rectángulo 128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788">
            <text:p text:style-name="P789">b. Se mide únicamente la capacidad de los procesos<text:s/>completamente alcanzados<text:s/></text:p>
            <text:p text:style-name="P790"/>
          </table:table-cell>
        </table:table-row>
        <table:table-row table:style-name="TableRow791">
          <table:table-cell table:style-name="TableCell792">
            <text:p text:style-name="P793"><draw:custom-shape svg:x="-0.03542in" svg:y="0.0375in" svg:width="0.20833in" svg:height="0.19792in" draw:z-index="251779072" draw:id="id98" draw:style-name="a98" draw:name="Rectángulo 127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794">
            <text:p text:style-name="P795">c.<text:s/><text:span text:style-name="T796">Se mide la capacidad de los procesos mediante atributos</text:span></text:p>
            <text:p text:style-name="P797"/>
          </table:table-cell>
        </table:table-row>
      </table:table>
      <text:p text:style-name="P798"><text:span text:style-name="T799">9.-</text:span><text:span text:style-name="T800"><text:s/></text:span><text:span text:style-name="T801">ITIL (Information Technology Infrastructure Library)</text:span></text:p>
      <table:table table:style-name="Table802">
        <table:table-columns>
          <table:table-column table:style-name="TableColumn803"/>
          <table:table-column table:style-name="TableColumn804"/>
        </table:table-columns>
        <table:table-row table:style-name="TableRow805">
          <table:table-cell table:style-name="TableCell806">
            <text:p text:style-name="P807"><draw:custom-shape svg:x="-0.03542in" svg:y="0.04097in" svg:width="0.20833in" svg:height="0.19792in" draw:z-index="251780096" draw:id="id99" draw:style-name="a99" draw:name="Rectángulo 126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808">
            <text:p text:style-name="P809">a.<text:s/><text:span text:style-name="T810">Engloba la gestión de la configuración dentro del área de los servicios de soporte</text:span></text:p>
          </table:table-cell>
        </table:table-row>
        <table:table-row table:style-name="TableRow811">
          <table:table-cell table:style-name="TableCell812">
            <text:p text:style-name="P813"><draw:custom-shape svg:x="-0.03542in" svg:y="0.04444in" svg:width="0.20833in" svg:height="0.19792in" draw:z-index="251781120" draw:id="id100" draw:style-name="a100" draw:name="Rectángulo 125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814">
            <text:p text:style-name="P815">b. Es un modelo para evaluación de la calidad del software</text:p>
            <text:p text:style-name="P816"/>
          </table:table-cell>
        </table:table-row>
        <table:table-row table:style-name="TableRow817">
          <table:table-cell table:style-name="TableCell818">
            <text:p text:style-name="P819"><draw:custom-shape svg:x="-0.03542in" svg:y="0.04792in" svg:width="0.20833in" svg:height="0.19792in" draw:z-index="251782144" draw:id="id101" draw:style-name="a101" draw:name="Rectángulo 124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820">
            <text:p text:style-name="P821">c. Es un modelo<text:span text:style-name="T822"><text:s/></text:span>para evaluación de la calidad de los procesos</text:p>
            <text:p text:style-name="P823"/>
          </table:table-cell>
        </table:table-row>
      </table:table>
      <text:p text:style-name="P824">10.- El aseguramiento de la calidad, según Fenton, impone que en las fases de especificación y diseño<text:s/></text:p>
      <table:table table:style-name="Table825">
        <table:table-columns>
          <table:table-column table:style-name="TableColumn826"/>
          <table:table-column table:style-name="TableColumn827"/>
        </table:table-columns>
        <table:table-row table:style-name="TableRow828">
          <table:table-cell table:style-name="TableCell829">
            <text:p text:style-name="P830"><draw:custom-shape svg:x="-0.03542in" svg:y="0.04097in" svg:width="0.20833in" svg:height="0.19792in" draw:z-index="251783168" draw:id="id102" draw:style-name="a102" draw:name="Rectángulo 123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831">
            <text:p text:style-name="P832">a.<text:s/><text:span text:style-name="T833">Se realicen y midan revisiones e inspecciones de la documentación que se genera</text:span><text:s/></text:p>
          </table:table-cell>
        </table:table-row>
        <table:table-row table:style-name="TableRow834">
          <table:table-cell table:style-name="TableCell835">
            <text:p text:style-name="P836"><draw:custom-shape svg:x="-0.03542in" svg:y="0.04444in" svg:width="0.20833in" svg:height="0.19792in" draw:z-index="251784192" draw:id="id103" draw:style-name="a103" draw:name="Rectángulo 122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837">
            <text:p text:style-name="P838">b. Se determine la viabilidad del proyecto</text:p>
            <text:p text:style-name="P839"><text:s/></text:p>
          </table:table-cell>
        </table:table-row>
        <table:table-row table:style-name="TableRow840">
          <table:table-cell table:style-name="TableCell841">
            <text:p text:style-name="P842"><draw:custom-shape svg:x="-0.03542in" svg:y="0.04792in" svg:width="0.20833in" svg:height="0.19792in" draw:z-index="251785216" draw:id="id104" draw:style-name="a104" draw:name="Rectángulo 121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843">
            <text:p text:style-name="P844">c. Se planifique la auditoría del proyecto</text:p>
            <text:p text:style-name="P845"/>
          </table:table-cell>
        </table:table-row>
      </table:table>
      <text:p text:style-name="P846"/>
      <text:p text:style-name="P847"/>
      <text:p text:style-name="P848"/>
      <text:p text:style-name="P849"/>
      <text:p text:style-name="P850"/>
      <text:p text:style-name="P851"/>
      <text:p text:style-name="P852"/>
      <text:p text:style-name="P853"/>
      <text:p text:style-name="P854"/>
      <text:p text:style-name="P855"/>
      <text:soft-page-break/>
      <text:p text:style-name="P856"><text:span text:style-name="T857">1.-</text:span><text:s/><text:span text:style-name="T858">Un modelo de proceso del ciclo de vida del software es</text:span></text:p>
      <table:table table:style-name="Table859">
        <table:table-columns>
          <table:table-column table:style-name="TableColumn860"/>
          <table:table-column table:style-name="TableColumn861"/>
        </table:table-columns>
        <table:table-row table:style-name="TableRow862">
          <table:table-cell table:style-name="TableCell863">
            <text:p text:style-name="P864"><draw:custom-shape svg:x="-0.03542in" svg:y="0.04097in" svg:width="0.20833in" svg:height="0.19792in" draw:z-index="251791360" draw:id="id105" draw:style-name="a105" draw:name="Rectángulo 180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865">
            <text:p text:style-name="P866">a. Un método usado en la Ingeniería del Software</text:p>
          </table:table-cell>
        </table:table-row>
        <table:table-row table:style-name="TableRow867">
          <table:table-cell table:style-name="TableCell868">
            <text:p text:style-name="P869"><draw:custom-shape svg:x="-0.03542in" svg:y="0.04444in" svg:width="0.20833in" svg:height="0.19792in" draw:z-index="251792384" draw:id="id106" draw:style-name="a106" draw:name="Rectángulo 179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870">
            <text:p text:style-name="P871">b. Una definición de alto nivel de las fases por las que transcurren los proyectos de desarrollo de software</text:p>
          </table:table-cell>
        </table:table-row>
        <table:table-row table:style-name="TableRow872">
          <table:table-cell table:style-name="TableCell873">
            <text:p text:style-name="P874"><draw:custom-shape svg:x="-0.03542in" svg:y="0.04792in" svg:width="0.20833in" svg:height="0.19792in" draw:z-index="251787264" draw:id="id107" draw:style-name="a107" draw:name="Rectángulo 178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875">
            <text:p text:style-name="P876">c. Una especificación de una fase de un proceso de software</text:p>
          </table:table-cell>
        </table:table-row>
      </table:table>
      <text:p text:style-name="P877"/>
      <text:p text:style-name="P878"><text:span text:style-name="T879">2.-</text:span><text:s/><text:span text:style-name="T880">Un ejemplo de modelo de proceso del ciclo de vida del software es</text:span></text:p>
      <table:table table:style-name="Table881">
        <table:table-columns>
          <table:table-column table:style-name="TableColumn882"/>
          <table:table-column table:style-name="TableColumn883"/>
        </table:table-columns>
        <table:table-row table:style-name="TableRow884">
          <table:table-cell table:style-name="TableCell885">
            <text:p text:style-name="P886"><draw:custom-shape svg:x="-0.03542in" svg:y="0.04097in" svg:width="0.20833in" svg:height="0.19792in" draw:z-index="251788288" draw:id="id108" draw:style-name="a108" draw:name="Rectángulo 177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887">
            <text:p text:style-name="P888">a. OpenUP</text:p>
          </table:table-cell>
        </table:table-row>
        <table:table-row table:style-name="TableRow889">
          <table:table-cell table:style-name="TableCell890">
            <text:p text:style-name="P891"><draw:custom-shape svg:x="-0.03542in" svg:y="0.04444in" svg:width="0.20833in" svg:height="0.19792in" draw:z-index="251789312" draw:id="id109" draw:style-name="a109" draw:name="Rectángulo 176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892">
            <text:p text:style-name="P893">b.<text:s/><text:span text:style-name="T894">Ciclo de vida en cascada</text:span></text:p>
          </table:table-cell>
        </table:table-row>
        <table:table-row table:style-name="TableRow895">
          <table:table-cell table:style-name="TableCell896">
            <text:p text:style-name="P897"><draw:custom-shape svg:x="-0.03542in" svg:y="0.0375in" svg:width="0.20833in" svg:height="0.19792in" draw:z-index="251790336" draw:id="id110" draw:style-name="a110" draw:name="Rectángulo 175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898">
            <text:p text:style-name="P899">c. UML</text:p>
          </table:table-cell>
        </table:table-row>
      </table:table>
      <text:p text:style-name="P900"/>
      <text:p text:style-name="P901"><text:span text:style-name="T902">3.-</text:span><text:s/><text:span text:style-name="T903">El modelo ISO/IEC 12207 es</text:span></text:p>
      <table:table table:style-name="Table904">
        <table:table-columns>
          <table:table-column table:style-name="TableColumn905"/>
          <table:table-column table:style-name="TableColumn906"/>
        </table:table-columns>
        <table:table-row table:style-name="TableRow907">
          <table:table-cell table:style-name="TableCell908">
            <text:p text:style-name="P909"><draw:custom-shape svg:x="-0.03542in" svg:y="0.04097in" svg:width="0.20833in" svg:height="0.19792in" draw:z-index="251794432" draw:id="id111" draw:style-name="a111" draw:name="Rectángulo 174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910">
            <text:p text:style-name="P911">a. Un método usado en la Ingeniería del Software</text:p>
          </table:table-cell>
        </table:table-row>
        <table:table-row table:style-name="TableRow912">
          <table:table-cell table:style-name="TableCell913">
            <text:p text:style-name="P914"><draw:custom-shape svg:x="-0.03542in" svg:y="0.04444in" svg:width="0.20833in" svg:height="0.19792in" draw:z-index="251795456" draw:id="id112" draw:style-name="a112" draw:name="Rectángulo 173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915">
            <text:p text:style-name="P916">b. Un modelo de procesos de gestión de proyectos<text:s/></text:p>
          </table:table-cell>
        </table:table-row>
        <table:table-row table:style-name="TableRow917">
          <table:table-cell table:style-name="TableCell918">
            <text:p text:style-name="P919"><draw:custom-shape svg:x="-0.03542in" svg:y="0.04792in" svg:width="0.20833in" svg:height="0.19792in" draw:z-index="251793408" draw:id="id113" draw:style-name="a113" draw:name="Rectángulo 172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920">
            <text:p text:style-name="P921">c.<text:s/><text:span text:style-name="T922">El modelo de referencia de procesos del ciclo de vida del software</text:span></text:p>
          </table:table-cell>
        </table:table-row>
      </table:table>
      <text:p text:style-name="P923"/>
      <text:p text:style-name="P924"/>
      <text:p text:style-name="P925"><text:span text:style-name="T926">5.-</text:span><text:s/><text:span text:style-name="T927">Las métricas externas definidas en el modelo de calidad ISO/IEC 9126</text:span></text:p>
      <table:table table:style-name="Table928">
        <table:table-columns>
          <table:table-column table:style-name="TableColumn929"/>
          <table:table-column table:style-name="TableColumn930"/>
        </table:table-columns>
        <table:table-row table:style-name="TableRow931">
          <table:table-cell table:style-name="TableCell932">
            <text:p text:style-name="P933"><draw:custom-shape svg:x="-0.03542in" svg:y="0.04097in" svg:width="0.20833in" svg:height="0.19792in" draw:z-index="251800576" draw:id="id114" draw:style-name="a114" draw:name="Rectángulo 168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934">
            <text:p text:style-name="P935">a. Miden la calidad de los procesos</text:p>
          </table:table-cell>
        </table:table-row>
        <table:table-row table:style-name="TableRow936">
          <table:table-cell table:style-name="TableCell937">
            <text:p text:style-name="P938"><draw:custom-shape svg:x="-0.03542in" svg:y="0.04444in" svg:width="0.20833in" svg:height="0.19792in" draw:z-index="251801600" draw:id="id115" draw:style-name="a115" draw:name="Rectángulo 167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939">
            <text:p text:style-name="P940">b.<text:s/><text:span text:style-name="T941">Miden el comportamiento del sistema computacional en su conjunto</text:span><text:s/></text:p>
          </table:table-cell>
        </table:table-row>
        <table:table-row table:style-name="TableRow942">
          <table:table-cell table:style-name="TableCell943">
            <text:p text:style-name="P944"><draw:custom-shape svg:x="-0.03542in" svg:y="0.04792in" svg:width="0.20833in" svg:height="0.19792in" draw:z-index="251799552" draw:id="id116" draw:style-name="a116" draw:name="Rectángulo 166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945">
            <text:p text:style-name="P946">c. Miden los efectos del software en contextos específicos de uso</text:p>
          </table:table-cell>
        </table:table-row>
      </table:table>
      <text:p text:style-name="P947"/>
      <text:p text:style-name="P948">7.- El aseguramiento de la calidad, según Fenton, impone<text:s/>que en las fases de especificación y diseño<text:s/></text:p>
      <table:table table:style-name="Table949">
        <table:table-columns>
          <table:table-column table:style-name="TableColumn950"/>
          <table:table-column table:style-name="TableColumn951"/>
        </table:table-columns>
        <table:table-row table:style-name="TableRow952">
          <table:table-cell table:style-name="TableCell953">
            <text:p text:style-name="P954"><draw:custom-shape svg:x="-0.03542in" svg:y="0.04097in" svg:width="0.20833in" svg:height="0.19792in" draw:z-index="251805696" draw:id="id117" draw:style-name="a117" draw:name="Rectángulo 162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955">
            <text:p text:style-name="P956">a.<text:s/><text:span text:style-name="T957">Se realicen y midan revisiones e inspecciones de la documentación que se genera</text:span><text:s/></text:p>
          </table:table-cell>
        </table:table-row>
        <table:table-row table:style-name="TableRow958">
          <table:table-cell table:style-name="TableCell959">
            <text:p text:style-name="P960"><draw:custom-shape svg:x="-0.03542in" svg:y="0.04444in" svg:width="0.20833in" svg:height="0.19792in" draw:z-index="251806720" draw:id="id118" draw:style-name="a118" draw:name="Rectángulo 161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961">
            <text:p text:style-name="P962">b. Se determine la viabilidad del proyecto</text:p>
          </table:table-cell>
        </table:table-row>
        <table:table-row table:style-name="TableRow963">
          <table:table-cell table:style-name="TableCell964">
            <text:p text:style-name="P965"><draw:custom-shape svg:x="-0.03542in" svg:y="0.04792in" svg:width="0.20833in" svg:height="0.19792in" draw:z-index="251807744" draw:id="id119" draw:style-name="a119" draw:name="Rectángulo 160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966">
            <text:p text:style-name="P967">c. Se planifique la auditoría del proyecto</text:p>
          </table:table-cell>
        </table:table-row>
      </table:table>
      <text:p text:style-name="P968"/>
      <text:p text:style-name="P969">9.- La metodología Six Sigma<text:s/></text:p>
      <table:table table:style-name="Table970">
        <table:table-columns>
          <table:table-column table:style-name="TableColumn971"/>
          <table:table-column table:style-name="TableColumn972"/>
        </table:table-columns>
        <table:table-row table:style-name="TableRow973">
          <table:table-cell table:style-name="TableCell974">
            <text:p text:style-name="P975"><draw:custom-shape svg:x="-0.03542in" svg:y="0.04097in" svg:width="0.20833in" svg:height="0.19792in" draw:z-index="251811840" draw:id="id120" draw:style-name="a120" draw:name="Rectángulo 156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976">
            <text:p text:style-name="P977">a. Define defecto como cualquier servicio donde se podría producir un defecto</text:p>
          </table:table-cell>
        </table:table-row>
        <table:table-row table:style-name="TableRow978">
          <table:table-cell table:style-name="TableCell979">
            <text:p text:style-name="P980"><draw:custom-shape svg:x="-0.03542in" svg:y="0.04444in" svg:width="0.20833in" svg:height="0.19792in" draw:z-index="251812864" draw:id="id121" draw:style-name="a121" draw:name="Rectángulo 155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981">
            <text:p text:style-name="P982">b.<text:s/><text:span text:style-name="T983">Define defecto como cualquier cosa fuera de los requisitos de usuario</text:span></text:p>
          </table:table-cell>
        </table:table-row>
        <table:table-row table:style-name="TableRow984">
          <table:table-cell table:style-name="TableCell985">
            <text:p text:style-name="P986"><draw:custom-shape svg:x="-0.03542in" svg:y="0.0375in" svg:width="0.20833in" svg:height="0.19792in" draw:z-index="251813888" draw:id="id122" draw:style-name="a122" draw:name="Rectángulo 154" text:anchor-type="paragraph"><svg:title/><svg:desc/><draw:enhanced-geometry draw:type="non-primitive" svg:viewBox="0 0 21600 21600" draw:enhanced-path="M 0 0 L 21600 0 21600 21600 0 21600 Z N"/></draw:custom-shape></text:p>
          </table:table-cell>
          <table:table-cell table:style-name="TableCell987">
            <text:p text:style-name="P988">c. Define defecto como cualquier área dentro del proceso donde se podría producir un defecto</text:p>
          </table:table-cell>
        </table:table-row>
      </table:table>
      <text:p text:style-name="P98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ill Sans MT" svg:font-family="Gill Sans MT" style:font-family-generic="swiss" style:font-pitch="variable" svg:panose-1="2 11 5 2 2 1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fo:text-align="justify" fo:margin-top="0.0694in" fo:margin-bottom="0.1388in" fo:line-height="115%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guel Ángel Losada Fernández</meta:initial-creator>
    <dc:creator>Losada Fernández Miguel Ángel</dc:creator>
    <meta:creation-date>2018-04-20T08:54:00Z</meta:creation-date>
    <dc:date>2018-04-20T09:25:00Z</dc:date>
    <meta:template xlink:href="Normal" xlink:type="simple"/>
    <meta:editing-cycles>5</meta:editing-cycles>
    <meta:editing-duration>PT1860S</meta:editing-duration>
    <meta:document-statistic meta:page-count="7" meta:paragraph-count="23" meta:word-count="1774" meta:character-count="11513" meta:row-count="81" meta:non-whitespace-character-count="9762"/>
  </office:meta>
</office:document-meta>
</file>